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justify" draw:textarea-vertical-align="middle" draw:auto-grow-height="false" fo:min-height="10.23cm" fo:min-width="14.28cm"/>
    </style:style>
    <style:style style:name="gr2" style:family="graphic" style:parent-style-name="standard">
      <style:graphic-properties svg:stroke-color="#3465a4" draw:fill-color="#ffffff" draw:textarea-horizontal-align="justify" draw:textarea-vertical-align="middle" draw:auto-grow-height="false" fo:min-height="1.57cm" fo:min-width="1.32cm"/>
      <style:paragraph-properties style:writing-mode="lr-tb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 fo:min-height="1.57cm" fo:min-width="1.316cm"/>
      <style:paragraph-properties style:writing-mode="lr-tb"/>
    </style:style>
    <style:style style:name="gr4" style:family="graphic" style:parent-style-name="standard">
      <style:graphic-properties svg:stroke-color="#3465a4" draw:fill-color="#ffffff" draw:textarea-horizontal-align="justify" draw:textarea-vertical-align="middle" draw:auto-grow-height="false" fo:min-height="1.57cm" fo:min-width="1.319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57cm" fo:min-width="1.319cm"/>
      <style:paragraph-properties style:writing-mode="lr-tb"/>
    </style:style>
    <style:style style:name="gr6" style:family="graphic" style:parent-style-name="standard">
      <style:graphic-properties svg:stroke-color="#3465a4" draw:fill-color="#ffffff" draw:textarea-horizontal-align="justify" draw:textarea-vertical-align="middle" draw:auto-grow-height="false" fo:min-height="1.136cm" fo:min-width="0.886cm"/>
      <style:paragraph-properties style:writing-mode="lr-tb"/>
    </style:style>
    <style:style style:name="gr7" style:family="graphic" style:parent-style-name="standard">
      <style:graphic-properties svg:stroke-color="#3465a4" draw:fill-color="#ffffff" draw:textarea-horizontal-align="justify" draw:textarea-vertical-align="middle" draw:auto-grow-height="false" fo:min-height="1.136cm" fo:min-width="0.881cm"/>
      <style:paragraph-properties style:writing-mode="lr-tb"/>
    </style:style>
    <style:style style:name="gr8" style:family="graphic" style:parent-style-name="standard">
      <style:graphic-properties svg:stroke-color="#3465a4" draw:fill-color="#ffffff" draw:textarea-horizontal-align="justify" draw:textarea-vertical-align="middle" draw:auto-grow-height="false" fo:min-height="1.136cm" fo:min-width="0.887cm"/>
      <style:paragraph-properties style:writing-mode="lr-tb"/>
    </style:style>
    <style:style style:name="gr9" style:family="graphic" style:parent-style-name="standard">
      <style:graphic-properties svg:stroke-color="#3465a4" draw:fill-color="#ffffff" draw:textarea-horizontal-align="justify" draw:textarea-vertical-align="middle" draw:auto-grow-height="false" fo:min-height="1.136cm" fo:min-width="0.883cm"/>
      <style:paragraph-properties style:writing-mode="lr-tb"/>
    </style:style>
    <style:style style:name="gr10" style:family="graphic" style:parent-style-name="standard">
      <style:graphic-properties svg:stroke-color="#3465a4" draw:fill-color="#ffffff" draw:textarea-horizontal-align="justify" draw:textarea-vertical-align="middle" draw:auto-grow-height="false" fo:min-height="1.136cm" fo:min-width="0.885cm"/>
      <style:paragraph-properties style:writing-mode="lr-tb"/>
    </style:style>
    <style:style style:name="gr11" style:family="graphic" style:parent-style-name="objectwithoutfill">
      <style:graphic-properties svg:stroke-width="0.053cm" svg:stroke-color="#ff0000" draw:marker-start-width="0.279cm" draw:marker-end-width="0.279cm" draw:fill="solid" draw:fill-color="#ff0000" draw:opacity="100%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783cm"/>
      <style:paragraph-properties style:writing-mode="lr-tb"/>
    </style:style>
    <style:style style:name="gr13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283cm" fo:min-width="0.108cm"/>
      <style:paragraph-properties style:writing-mode="lr-tb"/>
    </style:style>
    <style:style style:name="gr17" style:family="graphic" style:parent-style-name="standard">
      <style:graphic-properties draw:stroke="dash" draw:stroke-dash="Long_20_Dash" svg:stroke-color="#3465a4" svg:stroke-opacity="70%" draw:fill-color="#ffffff" draw:textarea-horizontal-align="justify" draw:textarea-vertical-align="middle" draw:auto-grow-height="false" fo:min-height="1.124cm" fo:min-width="0.886cm"/>
      <style:paragraph-properties style:writing-mode="lr-tb"/>
    </style:style>
    <style:style style:name="gr18" style:family="graphic" style:parent-style-name="standard">
      <style:graphic-properties draw:stroke="dash" draw:stroke-dash="Long_20_Dash" svg:stroke-color="#3465a4" svg:stroke-opacity="70%" draw:fill-color="#ffffff" draw:textarea-horizontal-align="justify" draw:textarea-vertical-align="middle" draw:auto-grow-height="false" fo:min-height="1.124cm" fo:min-width="0.881cm"/>
      <style:paragraph-properties style:writing-mode="lr-tb"/>
    </style:style>
    <style:style style:name="gr19" style:family="graphic" style:parent-style-name="standard">
      <style:graphic-properties draw:stroke="dash" draw:stroke-dash="Long_20_Dash" svg:stroke-color="#3465a4" svg:stroke-opacity="70%" draw:fill-color="#ffffff" draw:textarea-horizontal-align="justify" draw:textarea-vertical-align="middle" draw:auto-grow-height="false" fo:min-height="1.124cm" fo:min-width="0.887cm"/>
      <style:paragraph-properties style:writing-mode="lr-tb"/>
    </style:style>
    <style:style style:name="gr20" style:family="graphic" style:parent-style-name="standard">
      <style:graphic-properties draw:stroke="dash" draw:stroke-dash="Long_20_Dash" svg:stroke-color="#3465a4" svg:stroke-opacity="70%" draw:fill-color="#ffffff" draw:textarea-horizontal-align="justify" draw:textarea-vertical-align="middle" draw:auto-grow-height="false" fo:min-height="1.124cm" fo:min-width="0.883cm"/>
      <style:paragraph-properties style:writing-mode="lr-tb"/>
    </style:style>
    <style:style style:name="gr21" style:family="graphic" style:parent-style-name="standard">
      <style:graphic-properties svg:stroke-color="#3465a4" draw:fill-color="#ffffff" draw:textarea-horizontal-align="justify" draw:textarea-vertical-align="middle" draw:auto-grow-height="false" fo:min-height="1.124cm" fo:min-width="0.886cm"/>
      <style:paragraph-properties style:writing-mode="lr-tb"/>
    </style:style>
    <style:style style:name="gr22" style:family="graphic" style:parent-style-name="standard">
      <style:graphic-properties svg:stroke-color="#3465a4" draw:fill-color="#ffffff" draw:textarea-horizontal-align="justify" draw:textarea-vertical-align="middle" draw:auto-grow-height="false" fo:min-height="1.124cm" fo:min-width="0.885cm"/>
      <style:paragraph-properties style:writing-mode="lr-tb"/>
    </style:style>
    <style:style style:name="gr23" style:family="graphic" style:parent-style-name="standard">
      <style:graphic-properties svg:stroke-color="#3465a4" draw:fill-color="#ffffff" draw:textarea-horizontal-align="justify" draw:textarea-vertical-align="middle" draw:auto-grow-height="false" fo:min-height="1.125cm" fo:min-width="0.885cm"/>
      <style:paragraph-properties style:writing-mode="lr-tb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279cm" fo:min-width="0.108cm"/>
      <style:paragraph-properties style:writing-mode="lr-tb"/>
    </style:style>
    <style:style style:name="gr25" style:family="graphic" style:parent-style-name="standard">
      <style:graphic-properties draw:stroke="dash" draw:stroke-dash="Long_20_Dash" svg:stroke-color="#3465a4" svg:stroke-opacity="70%" draw:fill-color="#ffffff" draw:opacity="85%" draw:textarea-horizontal-align="justify" draw:textarea-vertical-align="middle" draw:auto-grow-height="false" fo:min-height="1.124cm" fo:min-width="0.886cm"/>
      <style:paragraph-properties style:writing-mode="lr-tb"/>
    </style:style>
    <style:style style:name="gr26" style:family="graphic" style:parent-style-name="standard">
      <style:graphic-properties draw:stroke="dash" draw:stroke-dash="Long_20_Dash" svg:stroke-color="#3465a4" svg:stroke-opacity="70%" draw:fill-color="#ffffff" draw:opacity="85%" draw:textarea-horizontal-align="justify" draw:textarea-vertical-align="middle" draw:auto-grow-height="false" fo:min-height="1.124cm" fo:min-width="0.881cm"/>
      <style:paragraph-properties style:writing-mode="lr-tb"/>
    </style:style>
    <style:style style:name="gr27" style:family="graphic" style:parent-style-name="standard">
      <style:graphic-properties draw:stroke="dash" draw:stroke-dash="Long_20_Dash" svg:stroke-color="#3465a4" svg:stroke-opacity="70%" draw:fill-color="#ffffff" draw:opacity="85%" draw:textarea-horizontal-align="justify" draw:textarea-vertical-align="middle" draw:auto-grow-height="false" fo:min-height="1.124cm" fo:min-width="0.887cm"/>
      <style:paragraph-properties style:writing-mode="lr-tb"/>
    </style:style>
    <style:style style:name="gr28" style:family="graphic" style:parent-style-name="standard">
      <style:graphic-properties draw:stroke="dash" draw:stroke-dash="Long_20_Dash" svg:stroke-color="#3465a4" svg:stroke-opacity="70%" draw:fill-color="#ffffff" draw:opacity="85%" draw:textarea-horizontal-align="justify" draw:textarea-vertical-align="middle" draw:auto-grow-height="false" fo:min-height="1.124cm" fo:min-width="0.883cm"/>
      <style:paragraph-properties style:writing-mode="lr-tb"/>
    </style:style>
    <style:style style:name="gr29" style:family="graphic" style:parent-style-name="standard">
      <style:graphic-properties draw:stroke="dash" draw:stroke-dash="Long_20_Dash" svg:stroke-color="#3465a4" svg:stroke-opacity="50%" draw:fill-color="#ffffff" draw:textarea-horizontal-align="justify" draw:textarea-vertical-align="middle" draw:auto-grow-height="false" fo:min-height="1.124cm" fo:min-width="0.886cm"/>
      <style:paragraph-properties style:writing-mode="lr-tb"/>
    </style:style>
    <style:style style:name="gr30" style:family="graphic" style:parent-style-name="standard">
      <style:graphic-properties draw:stroke="dash" draw:stroke-dash="Long_20_Dash" svg:stroke-color="#3465a4" svg:stroke-opacity="80%" draw:fill-color="#ffffff" draw:textarea-horizontal-align="justify" draw:textarea-vertical-align="middle" draw:auto-grow-height="false" fo:min-height="1.124cm" fo:min-width="0.885cm"/>
      <style:paragraph-properties style:writing-mode="lr-tb"/>
    </style:style>
    <style:style style:name="gr31" style:family="graphic" style:parent-style-name="standard">
      <style:graphic-properties svg:stroke-color="#3465a4" draw:fill-color="#ffffff" draw:textarea-horizontal-align="justify" draw:textarea-vertical-align="middle" draw:auto-grow-height="false" fo:min-height="1.125cm" fo:min-width="7.585cm"/>
      <style:paragraph-properties style:writing-mode="lr-tb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0.279cm" fo:min-width="0.013cm"/>
      <style:paragraph-properties style:writing-mode="lr-tb"/>
    </style:style>
    <style:style style:name="gr33" style:family="graphic" style:parent-style-name="standard">
      <style:graphic-properties svg:stroke-color="#3465a4" draw:fill-color="#ffffff" draw:textarea-horizontal-align="justify" draw:textarea-vertical-align="middle" draw:auto-grow-height="false" fo:min-height="3.536cm" fo:min-width="5.3cm"/>
      <style:paragraph-properties style:writing-mode="lr-tb"/>
    </style:style>
    <style:style style:name="gr34" style:family="graphic" style:parent-style-name="standard">
      <style:graphic-properties draw:fill-color="#ffffff" draw:opacity="0%" draw:textarea-horizontal-align="justify" draw:textarea-vertical-align="middle" draw:auto-grow-height="false" fo:min-height="14.55cm" fo:min-width="20.5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2.85cm" fo:min-width="10.6cm"/>
      <style:paragraph-properties style:writing-mode="lr-tb"/>
    </style:style>
    <style:style style:name="gr36" style:family="graphic" style:parent-style-name="standard">
      <style:graphic-properties svg:stroke-color="#00a933" draw:fill-color="#00a933" draw:textarea-horizontal-align="justify" draw:textarea-vertical-align="middle" draw:auto-grow-height="false" fo:min-height="0.533cm" fo:min-width="0cm"/>
    </style:style>
    <style:style style:name="gr37" style:family="graphic" style:parent-style-name="standard">
      <style:graphic-properties svg:stroke-color="#ff0000" draw:fill-color="#ff0000" draw:textarea-horizontal-align="justify" draw:textarea-vertical-align="middle" draw:auto-grow-height="false" fo:min-height="0.533cm" fo:min-width="0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0.6cm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.9cm"/>
      <style:paragraph-properties style:writing-mode="lr-tb"/>
    </style:style>
    <style:style style:name="gr40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1.836cm" fo:min-width="0cm" fo:padding-top="0.151cm" fo:padding-bottom="0.151cm" fo:padding-left="0.276cm" fo:padding-right="0.276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1.8cm"/>
      <style:paragraph-properties style:writing-mode="lr-tb"/>
    </style:style>
    <style:style style:name="gr4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4.8cm"/>
      <style:paragraph-properties style:writing-mode="lr-tb"/>
    </style:style>
    <style:style style:name="gr44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1.784cm" fo:min-width="0cm" fo:padding-top="0.151cm" fo:padding-bottom="0.151cm" fo:padding-left="0.276cm" fo:padding-right="0.276cm"/>
    </style:style>
    <style:style style:name="gr45" style:family="graphic" style:parent-style-name="standard">
      <style:graphic-properties svg:stroke-color="#3465a4" draw:fill-color="#ffffff" draw:textarea-horizontal-align="justify" draw:textarea-vertical-align="middle" draw:auto-grow-height="false" fo:min-height="1.209cm" fo:min-width="0.97cm"/>
      <style:paragraph-properties style:writing-mode="lr-tb"/>
    </style:style>
    <style:style style:name="gr46" style:family="graphic" style:parent-style-name="standard">
      <style:graphic-properties svg:stroke-color="#3465a4" draw:fill-color="#ffffff" draw:textarea-horizontal-align="justify" draw:textarea-vertical-align="middle" draw:auto-grow-height="false" fo:min-height="1.209cm" fo:min-width="0.974cm"/>
      <style:paragraph-properties style:writing-mode="lr-tb"/>
    </style:style>
    <style:style style:name="gr47" style:family="graphic" style:parent-style-name="standard">
      <style:graphic-properties svg:stroke-color="#3465a4" draw:fill-color="#ffffff" draw:textarea-horizontal-align="justify" draw:textarea-vertical-align="middle" draw:auto-grow-height="false" fo:min-height="1.209cm" fo:min-width="0.973cm"/>
      <style:paragraph-properties style:writing-mode="lr-tb"/>
    </style:style>
    <style:style style:name="gr4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202cm" fo:min-width="0cm" fo:padding-top="0.151cm" fo:padding-bottom="0.151cm" fo:padding-left="0.276cm" fo:padding-right="0.276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45cm" fo:min-width="4.7cm"/>
      <style:paragraph-properties style:writing-mode="lr-tb"/>
    </style:style>
    <style:style style:name="gr50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1.128cm" fo:min-width="0.894cm" fo:padding-top="0.165cm" fo:padding-bottom="0.165cm" fo:padding-left="0.29cm" fo:padding-right="0.29cm"/>
      <style:paragraph-properties style:writing-mode="lr-tb"/>
    </style:style>
    <style:style style:name="gr51" style:family="graphic" style:parent-style-name="standard">
      <style:graphic-properties svg:stroke-color="#3465a4" draw:fill-color="#ffffff" draw:textarea-horizontal-align="justify" draw:textarea-vertical-align="middle" draw:auto-grow-height="false" fo:min-height="1.208cm" fo:min-width="0.97cm"/>
      <style:paragraph-properties style:writing-mode="lr-tb"/>
    </style:style>
    <style:style style:name="gr52" style:family="graphic" style:parent-style-name="standard">
      <style:graphic-properties svg:stroke-color="#3465a4" draw:fill-color="#ffffff" draw:textarea-horizontal-align="justify" draw:textarea-vertical-align="middle" draw:auto-grow-height="false" fo:min-height="1.208cm" fo:min-width="0.974cm"/>
      <style:paragraph-properties style:writing-mode="lr-tb"/>
    </style:style>
    <style:style style:name="gr53" style:family="graphic" style:parent-style-name="standard">
      <style:graphic-properties svg:stroke-color="#3465a4" draw:fill-color="#ffffff" draw:textarea-horizontal-align="justify" draw:textarea-vertical-align="middle" draw:auto-grow-height="false" fo:min-height="1.208cm" fo:min-width="0.973cm"/>
      <style:paragraph-properties style:writing-mode="lr-tb"/>
    </style:style>
    <style:style style:name="gr5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201cm" fo:min-width="0cm" fo:padding-top="0.151cm" fo:padding-bottom="0.151cm" fo:padding-left="0.276cm" fo:padding-right="0.276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299cm" fo:min-width="1.325cm"/>
      <style:paragraph-properties style:writing-mode="lr-tb"/>
    </style:style>
    <style:style style:name="gr56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1.129cm" fo:min-width="0.894cm" fo:padding-top="0.165cm" fo:padding-bottom="0.165cm" fo:padding-left="0.29cm" fo:padding-right="0.29cm"/>
      <style:paragraph-properties style:writing-mode="lr-tb"/>
    </style:style>
    <style:style style:name="gr5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194cm" fo:min-width="0cm" fo:padding-top="0.151cm" fo:padding-bottom="0.151cm" fo:padding-left="0.276cm" fo:padding-right="0.276cm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0.299cm" fo:min-width="1.318cm"/>
      <style:paragraph-properties style:writing-mode="lr-tb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296cm" fo:min-width="1.317cm"/>
      <style:paragraph-properties style:writing-mode="lr-tb"/>
    </style:style>
    <style:style style:name="gr60" style:family="graphic" style:parent-style-name="standard">
      <style:graphic-properties svg:stroke-color="#3465a4" draw:fill-color="#ffffff" draw:textarea-horizontal-align="justify" draw:textarea-vertical-align="middle" draw:auto-grow-height="false" fo:min-height="0.55cm" fo:min-width="0.3cm"/>
      <style:paragraph-properties style:writing-mode="lr-tb"/>
    </style:style>
    <style:style style:name="gr61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2" style:family="graphic" style:parent-style-name="standard">
      <style:graphic-properties svg:stroke-color="#3465a4" draw:fill-color="#ffffff" draw:textarea-horizontal-align="justify" draw:textarea-vertical-align="middle" draw:auto-grow-height="false" fo:min-height="0.55cm" fo:min-width="4.8cm"/>
      <style:paragraph-properties style:writing-mode="lr-tb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95cm" fo:min-width="8.9cm"/>
      <style:paragraph-properties style:writing-mode="lr-tb"/>
    </style:style>
    <style:style style:name="gr64" style:family="graphic" style:parent-style-name="standard">
      <style:graphic-properties svg:stroke-width="0.081cm" svg:stroke-color="#00a933" draw:marker-start-width="0.321cm" draw:marker-end-width="0.321cm" draw:fill-color="#ffffff" draw:textarea-horizontal-align="justify" draw:textarea-vertical-align="middle" draw:auto-grow-height="false" fo:min-height="1.129cm" fo:min-width="0.894cm" fo:padding-top="0.165cm" fo:padding-bottom="0.165cm" fo:padding-left="0.29cm" fo:padding-right="0.29cm"/>
      <style:paragraph-properties style:writing-mode="lr-tb"/>
    </style:style>
    <style:style style:name="gr65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1.209cm" fo:min-width="0.97cm" fo:padding-top="0.165cm" fo:padding-bottom="0.165cm" fo:padding-left="0.29cm" fo:padding-right="0.29cm"/>
      <style:paragraph-properties style:writing-mode="lr-tb"/>
    </style:style>
    <style:style style:name="gr66" style:family="graphic" style:parent-style-name="standard">
      <style:graphic-properties svg:stroke-width="0.081cm" svg:stroke-color="#00a933" draw:marker-start-width="0.321cm" draw:marker-end-width="0.321cm" draw:fill-color="#ffffff" draw:textarea-horizontal-align="justify" draw:textarea-vertical-align="middle" draw:auto-grow-height="false" fo:min-height="1.129cm" fo:min-width="0.89cm" fo:padding-top="0.165cm" fo:padding-bottom="0.165cm" fo:padding-left="0.29cm" fo:padding-right="0.29cm"/>
      <style:paragraph-properties style:writing-mode="lr-tb"/>
    </style:style>
    <style:style style:name="gr67" style:family="graphic" style:parent-style-name="standard">
      <style:graphic-properties draw:stroke="solid" svg:stroke-width="0.081cm" svg:stroke-color="#ff0000" draw:marker-start-width="0.321cm" draw:marker-end-width="0.321cm" draw:fill-color="#ffffff" draw:textarea-horizontal-align="justify" draw:textarea-vertical-align="middle" draw:auto-grow-height="false" fo:min-height="1.209cm" fo:min-width="0.973cm" fo:padding-top="0.165cm" fo:padding-bottom="0.165cm" fo:padding-left="0.29cm" fo:padding-right="0.29cm"/>
      <style:paragraph-properties style:writing-mode="lr-tb"/>
    </style:style>
    <style:style style:name="gr68" style:family="graphic" style:parent-style-name="standard">
      <style:graphic-properties draw:stroke="solid" svg:stroke-width="0.081cm" svg:stroke-color="#ff0000" draw:marker-start-width="0.321cm" draw:marker-end-width="0.321cm" draw:fill-color="#ffffff" draw:textarea-horizontal-align="justify" draw:textarea-vertical-align="middle" draw:auto-grow-height="false" fo:min-height="1.129cm" fo:min-width="0.893cm" fo:padding-top="0.165cm" fo:padding-bottom="0.165cm" fo:padding-left="0.29cm" fo:padding-right="0.29cm"/>
      <style:paragraph-properties style:writing-mode="lr-tb"/>
    </style:style>
    <style:style style:name="gr69" style:family="graphic" style:parent-style-name="standard">
      <style:graphic-properties svg:stroke-width="0.081cm" svg:stroke-color="#00a933" draw:marker-start-width="0.321cm" draw:marker-end-width="0.321cm" draw:fill-color="#ffffff" draw:textarea-horizontal-align="justify" draw:textarea-vertical-align="middle" draw:auto-grow-height="false" fo:min-height="1.209cm" fo:min-width="0.974cm" fo:padding-top="0.165cm" fo:padding-bottom="0.165cm" fo:padding-left="0.29cm" fo:padding-right="0.29cm"/>
      <style:paragraph-properties style:writing-mode="lr-tb"/>
    </style:style>
    <style:style style:name="gr70" style:family="graphic" style:parent-style-name="standard">
      <style:graphic-properties draw:stroke="solid" svg:stroke-width="0.081cm" svg:stroke-color="#00a933" draw:marker-start-width="0.321cm" draw:marker-end-width="0.321cm" draw:fill-color="#ffffff" draw:textarea-horizontal-align="justify" draw:textarea-vertical-align="middle" draw:auto-grow-height="false" fo:min-height="1.129cm" fo:min-width="0.893cm" fo:padding-top="0.165cm" fo:padding-bottom="0.165cm" fo:padding-left="0.29cm" fo:padding-right="0.29cm"/>
      <style:paragraph-properties style:writing-mode="lr-tb"/>
    </style:style>
    <style:style style:name="gr71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1.129cm" fo:min-width="0.89cm" fo:padding-top="0.165cm" fo:padding-bottom="0.165cm" fo:padding-left="0.29cm" fo:padding-right="0.29cm"/>
      <style:paragraph-properties style:writing-mode="lr-tb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4cm"/>
      <style:paragraph-properties style:writing-mode="lr-tb"/>
    </style:style>
    <style:style style:name="gr73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209cm" fo:min-width="0.974cm" fo:padding-top="0.151cm" fo:padding-bottom="0.151cm" fo:padding-left="0.276cm" fo:padding-right="0.276cm"/>
      <style:paragraph-properties style:writing-mode="lr-tb"/>
    </style:style>
    <style:style style:name="gr74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2.134cm" fo:min-width="0cm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3.182cm" fo:min-width="0cm" fo:padding-top="0.151cm" fo:padding-bottom="0.151cm" fo:padding-left="0.276cm" fo:padding-right="0.276cm"/>
    </style:style>
    <style:style style:name="gr76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3.274cm" fo:min-width="0cm" fo:padding-top="0.151cm" fo:padding-bottom="0.151cm" fo:padding-left="0.276cm" fo:padding-right="0.276cm"/>
    </style:style>
    <style:style style:name="gr77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2.54cm" fo:min-width="0cm" fo:padding-top="0.151cm" fo:padding-bottom="0.151cm" fo:padding-left="0.276cm" fo:padding-right="0.276cm"/>
    </style:style>
    <style:style style:name="gr78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3.732cm" fo:min-width="0.014cm" fo:padding-top="0.151cm" fo:padding-bottom="0.151cm" fo:padding-left="0.276cm" fo:padding-right="0.276cm"/>
    </style:style>
    <style:style style:name="gr79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gr80" style:family="graphic" style:parent-style-name="standard">
      <style:graphic-properties draw:fill-color="#ffffff" draw:textarea-horizontal-align="justify" draw:textarea-vertical-align="middle" draw:auto-grow-height="false" fo:min-height="0.388cm" fo:min-width="0.208cm"/>
      <style:paragraph-properties style:writing-mode="lr-tb"/>
    </style:style>
    <style:style style:name="gr81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209cm" fo:min-width="0.973cm" fo:padding-top="0.151cm" fo:padding-bottom="0.151cm" fo:padding-left="0.276cm" fo:padding-right="0.276cm"/>
      <style:paragraph-properties style:writing-mode="lr-tb"/>
    </style:style>
    <style:style style:name="gr82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6.94cm" fo:min-width="0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8.408cm" fo:min-width="0cm" fo:padding-top="0.151cm" fo:padding-bottom="0.151cm" fo:padding-left="0.276cm" fo:padding-right="0.276cm"/>
    </style:style>
    <style:style style:name="gr84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7.948cm" fo:min-width="0.042cm" fo:padding-top="0.151cm" fo:padding-bottom="0.151cm" fo:padding-left="0.276cm" fo:padding-right="0.276cm"/>
    </style:style>
    <style:style style:name="gr85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209cm" fo:min-width="0.97cm" fo:padding-top="0.151cm" fo:padding-bottom="0.151cm" fo:padding-left="0.276cm" fo:padding-right="0.276cm"/>
      <style:paragraph-properties style:writing-mode="lr-tb"/>
    </style:style>
    <style:style style:name="gr86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1.624cm" fo:min-width="0cm" fo:padding-top="0.151cm" fo:padding-bottom="0.151cm" fo:padding-left="0.276cm" fo:padding-right="0.276cm"/>
    </style:style>
    <style:style style:name="gr87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6.574cm" fo:min-width="0cm" fo:padding-top="0.151cm" fo:padding-bottom="0.151cm" fo:padding-left="0.276cm" fo:padding-right="0.276cm"/>
    </style:style>
    <style:style style:name="gr88" style:family="graphic" style:parent-style-name="standard">
      <style:graphic-properties svg:stroke-width="0.053cm" svg:stroke-color="#3465a4" draw:marker-start-width="0.279cm" draw:marker-end-width="0.279cm" draw:fill="none" draw:textarea-vertical-align="middle" draw:auto-grow-height="false" fo:min-height="7.124cm" fo:min-width="0.114cm" fo:padding-top="0.151cm" fo:padding-bottom="0.151cm" fo:padding-left="0.276cm" fo:padding-right="0.276cm"/>
    </style:style>
    <style:style style:name="gr89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90" style:family="graphic" style:parent-style-name="standard">
      <style:graphic-properties svg:stroke-width="0.053cm" svg:stroke-color="#3465a4" draw:marker-start-width="0.279cm" draw:marker-end-width="0.279cm" draw:fill="none" draw:textarea-vertical-align="middle" draw:auto-grow-height="false" fo:min-height="8.223cm" fo:min-width="0.184cm" fo:padding-top="0.151cm" fo:padding-bottom="0.151cm" fo:padding-left="0.276cm" fo:padding-right="0.276cm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15.4cm"/>
      <style:paragraph-properties style:writing-mode="lr-tb"/>
    </style:style>
    <style:style style:name="gr9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6cm"/>
      <style:paragraph-properties style:writing-mode="lr-tb"/>
    </style:style>
    <style:style style:name="gr93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8cm"/>
      <style:paragraph-properties style:writing-mode="lr-tb"/>
    </style:style>
    <style:style style:name="gr94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7cm"/>
      <style:paragraph-properties style:writing-mode="lr-tb"/>
    </style:style>
    <style:style style:name="gr9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68cm" fo:min-width="0cm" fo:padding-top="0.151cm" fo:padding-bottom="0.151cm" fo:padding-left="0.276cm" fo:padding-right="0.276cm"/>
    </style:style>
    <style:style style:name="gr9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774cm" fo:min-width="0cm" fo:padding-top="0.151cm" fo:padding-bottom="0.151cm" fo:padding-left="0.276cm" fo:padding-right="0.276cm"/>
    </style:style>
    <style:style style:name="gr97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1.2cm"/>
      <style:paragraph-properties style:writing-mode="lr-tb"/>
    </style:style>
    <style:style style:name="gr98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9cm"/>
      <style:paragraph-properties style:writing-mode="lr-tb"/>
    </style:style>
    <style:style style:name="gr99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7.1cm"/>
      <style:paragraph-properties style:writing-mode="lr-tb"/>
    </style:style>
    <style:style style:name="gr100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6.6cm"/>
      <style:paragraph-properties style:writing-mode="lr-tb"/>
    </style:style>
    <style:style style:name="gr101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1.5cm"/>
      <style:paragraph-properties style:writing-mode="lr-tb"/>
    </style:style>
    <style:style style:name="gr102" style:family="graphic" style:parent-style-name="objectwithoutfill">
      <style:graphic-properties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103" style:family="graphic" style:parent-style-name="standard">
      <style:graphic-properties svg:stroke-color="#3465a4" draw:opacity="0%" draw:textarea-horizontal-align="justify" draw:textarea-vertical-align="middle" draw:auto-grow-height="false" fo:min-height="3.05cm" fo:min-width="15.6cm"/>
    </style:style>
    <style:style style:name="gr104" style:family="graphic" style:parent-style-name="standard">
      <style:graphic-properties svg:stroke-color="#3465a4" draw:opacity="0%" draw:textarea-horizontal-align="justify" draw:textarea-vertical-align="middle" draw:auto-grow-height="false" fo:min-height="3.05cm" fo:min-width="7.8cm"/>
    </style:style>
    <style:style style:name="gr105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106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1.2cm"/>
      <style:paragraph-properties style:writing-mode="lr-tb"/>
    </style:style>
    <style:style style:name="gr107" style:family="graphic" style:parent-style-name="standard">
      <style:graphic-properties svg:stroke-color="#3465a4" draw:opacity="0%" draw:textarea-horizontal-align="justify" draw:textarea-vertical-align="middle" draw:auto-grow-height="false" fo:min-height="3.25cm" fo:min-width="16.1cm"/>
    </style:style>
    <style:style style:name="gr108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14.4cm"/>
      <style:paragraph-properties style:writing-mode="lr-tb"/>
    </style:style>
    <style:style style:name="gr10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0.082cm" fo:min-width="0cm" fo:padding-top="0.151cm" fo:padding-bottom="0.151cm" fo:padding-left="0.276cm" fo:padding-right="0.276cm"/>
    </style:style>
    <style:style style:name="gr110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25cm" fo:min-width="3.5cm"/>
      <style:paragraph-properties style:writing-mode="lr-tb"/>
    </style:style>
    <style:style style:name="gr111" style:family="graphic" style:parent-style-name="objectwithoutfill">
      <style:graphic-properties draw:marker-end="Arrow" draw:marker-end-width="0.3cm" draw:fill="solid" draw:textarea-vertical-align="middle"/>
    </style:style>
    <style:style style:name="gr112" style:family="graphic" style:parent-style-name="standard">
      <style:graphic-properties svg:stroke-color="#3465a4" draw:fill-color="#ffffff" draw:textarea-horizontal-align="justify" draw:textarea-vertical-align="middle" draw:auto-grow-height="false" fo:min-height="0.55cm" fo:min-width="1cm"/>
      <style:paragraph-properties style:writing-mode="lr-tb"/>
    </style:style>
    <style:style style:name="gr113" style:family="graphic" style:parent-style-name="standard">
      <style:graphic-properties svg:stroke-color="#ff0000" draw:fill-color="#ffffff" draw:textarea-horizontal-align="justify" draw:textarea-vertical-align="middle" draw:auto-grow-height="false" fo:min-height="0.55cm" fo:min-width="1.2cm"/>
      <style:paragraph-properties style:writing-mode="lr-tb"/>
    </style:style>
    <style:style style:name="gr114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3.5cm"/>
      <style:paragraph-properties style:writing-mode="lr-tb"/>
    </style:style>
    <style:style style:name="gr115" style:family="graphic" style:parent-style-name="standard">
      <style:graphic-properties svg:stroke-color="#3465a4" draw:fill-color="#ffffff" draw:textarea-horizontal-align="justify" draw:textarea-vertical-align="middle" draw:auto-grow-height="false" fo:min-height="1.056cm" fo:min-width="0.815cm"/>
      <style:paragraph-properties style:writing-mode="lr-tb"/>
    </style:style>
    <style:style style:name="gr116" style:family="graphic" style:parent-style-name="standard">
      <style:graphic-properties svg:stroke-color="#3465a4" draw:fill-color="#ffffff" draw:textarea-horizontal-align="justify" draw:textarea-vertical-align="middle" draw:auto-grow-height="false" fo:min-height="1.056cm" fo:min-width="0.819cm"/>
      <style:paragraph-properties style:writing-mode="lr-tb"/>
    </style:style>
    <style:style style:name="gr117" style:family="graphic" style:parent-style-name="standard">
      <style:graphic-properties svg:stroke-color="#3465a4" draw:fill-color="#ffffff" draw:textarea-horizontal-align="justify" draw:textarea-vertical-align="middle" draw:auto-grow-height="false" fo:min-height="1.056cm" fo:min-width="0.82cm"/>
      <style:paragraph-properties style:writing-mode="lr-tb"/>
    </style:style>
    <style:style style:name="gr118" style:family="graphic" style:parent-style-name="standard">
      <style:graphic-properties svg:stroke-color="#3465a4" draw:fill-color="#ffffff" draw:textarea-horizontal-align="justify" draw:textarea-vertical-align="middle" draw:auto-grow-height="false" fo:min-height="1.056cm" fo:min-width="0.816cm"/>
      <style:paragraph-properties style:writing-mode="lr-tb"/>
    </style:style>
    <style:style style:name="gr119" style:family="graphic" style:parent-style-name="standard">
      <style:graphic-properties draw:stroke="solid" svg:stroke-width="0.053cm" svg:stroke-color="#ff0000" draw:marker-start-width="0.279cm" draw:marker-end-width="0.279cm" draw:fill-color="#ffffff" draw:textarea-horizontal-align="justify" draw:textarea-vertical-align="middle" draw:auto-grow-height="false" fo:min-height="1.004cm" fo:min-width="0.765cm" fo:padding-top="0.151cm" fo:padding-bottom="0.151cm" fo:padding-left="0.276cm" fo:padding-right="0.276cm"/>
      <style:paragraph-properties style:writing-mode="lr-tb"/>
    </style:style>
    <style:style style:name="gr120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6.508cm" fo:min-width="0cm" fo:padding-top="0.151cm" fo:padding-bottom="0.151cm" fo:padding-left="0.276cm" fo:padding-right="0.276cm"/>
    </style:style>
    <style:style style:name="gr121" style:family="graphic" style:parent-style-name="standard">
      <style:graphic-properties draw:fill-color="#ffffff" draw:textarea-horizontal-align="justify" draw:textarea-vertical-align="middle" draw:auto-grow-height="false" fo:min-height="0.239cm" fo:min-width="1.127cm"/>
      <style:paragraph-properties style:writing-mode="lr-tb"/>
    </style:style>
    <style:style style:name="gr122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5.315cm" fo:min-width="0cm" fo:padding-top="0.151cm" fo:padding-bottom="0.151cm" fo:padding-left="0.276cm" fo:padding-right="0.276cm"/>
    </style:style>
    <style:style style:name="gr123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0.874cm" fo:min-width="0cm" fo:padding-top="0.151cm" fo:padding-bottom="0.151cm" fo:padding-left="0.276cm" fo:padding-right="0.276cm"/>
    </style:style>
    <style:style style:name="gr124" style:family="graphic" style:parent-style-name="standard">
      <style:graphic-properties draw:stroke="solid" draw:stroke-dash="Long_20_Dash" svg:stroke-width="0.053cm" svg:stroke-color="#00a933" draw:marker-start-width="0.279cm" draw:marker-end-width="0.279cm" draw:fill-color="#ffffff" draw:textarea-horizontal-align="justify" draw:textarea-vertical-align="middle" draw:auto-grow-height="false" fo:min-height="1.004cm" fo:min-width="0.764cm" fo:padding-top="0.151cm" fo:padding-bottom="0.151cm" fo:padding-left="0.276cm" fo:padding-right="0.276cm"/>
      <style:paragraph-properties style:writing-mode="lr-tb"/>
    </style:style>
    <style:style style:name="gr125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004cm" fo:min-width="0.727cm" fo:padding-top="0.151cm" fo:padding-bottom="0.151cm" fo:padding-left="0.276cm" fo:padding-right="0.276cm"/>
      <style:paragraph-properties style:writing-mode="lr-tb"/>
    </style:style>
    <style:style style:name="gr126" style:family="graphic" style:parent-style-name="standard">
      <style:graphic-properties draw:stroke="solid" svg:stroke-width="0.053cm" svg:stroke-color="#00a933" draw:marker-start-width="0.279cm" draw:marker-end-width="0.279cm" draw:fill-color="#ffffff" draw:textarea-horizontal-align="justify" draw:textarea-vertical-align="middle" draw:auto-grow-height="false" fo:min-height="1.004cm" fo:min-width="0.765cm" fo:padding-top="0.151cm" fo:padding-bottom="0.151cm" fo:padding-left="0.276cm" fo:padding-right="0.276cm"/>
      <style:paragraph-properties style:writing-mode="lr-tb"/>
    </style:style>
    <style:style style:name="gr127" style:family="graphic" style:parent-style-name="standard">
      <style:graphic-properties draw:fill-color="#ffffff" draw:textarea-horizontal-align="justify" draw:textarea-vertical-align="middle" draw:auto-grow-height="false" fo:min-height="0.237cm" fo:min-width="1.127cm"/>
      <style:paragraph-properties style:writing-mode="lr-tb"/>
    </style:style>
    <style:style style:name="gr128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5.608cm" fo:min-width="0cm" fo:padding-top="0.151cm" fo:padding-bottom="0.151cm" fo:padding-left="0.276cm" fo:padding-right="0.276cm"/>
    </style:style>
    <style:style style:name="gr129" style:family="graphic" style:parent-style-name="standard">
      <style:graphic-properties draw:fill-color="#ffffff" draw:textarea-horizontal-align="justify" draw:textarea-vertical-align="middle" draw:auto-grow-height="false" fo:min-height="0.24cm" fo:min-width="1.127cm"/>
      <style:paragraph-properties style:writing-mode="lr-tb"/>
    </style:style>
    <style:style style:name="gr130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4.214cm" fo:min-width="0cm" fo:padding-top="0.151cm" fo:padding-bottom="0.151cm" fo:padding-left="0.276cm" fo:padding-right="0.276cm"/>
    </style:style>
    <style:style style:name="gr131" style:family="graphic" style:parent-style-name="standard">
      <style:graphic-properties svg:stroke-color="#3465a4" draw:fill-color="#ffffff" draw:textarea-horizontal-align="justify" draw:textarea-vertical-align="middle" draw:auto-grow-height="false" fo:min-height="1.055cm" fo:min-width="0.815cm"/>
      <style:paragraph-properties style:writing-mode="lr-tb"/>
    </style:style>
    <style:style style:name="gr132" style:family="graphic" style:parent-style-name="standard">
      <style:graphic-properties svg:stroke-color="#3465a4" draw:fill-color="#ffffff" draw:textarea-horizontal-align="justify" draw:textarea-vertical-align="middle" draw:auto-grow-height="false" fo:min-height="1.055cm" fo:min-width="0.82cm"/>
      <style:paragraph-properties style:writing-mode="lr-tb"/>
    </style:style>
    <style:style style:name="gr133" style:family="graphic" style:parent-style-name="standard">
      <style:graphic-properties svg:stroke-color="#3465a4" draw:fill-color="#ffffff" draw:textarea-horizontal-align="justify" draw:textarea-vertical-align="middle" draw:auto-grow-height="false" fo:min-height="1.055cm" fo:min-width="0.818cm"/>
      <style:paragraph-properties style:writing-mode="lr-tb"/>
    </style:style>
    <style:style style:name="gr134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003cm" fo:min-width="0.719cm" fo:padding-top="0.151cm" fo:padding-bottom="0.151cm" fo:padding-left="0.276cm" fo:padding-right="0.276cm"/>
      <style:paragraph-properties style:writing-mode="lr-tb"/>
    </style:style>
    <style:style style:name="gr135" style:family="graphic" style:parent-style-name="standard">
      <style:graphic-properties draw:stroke="solid" draw:stroke-dash="Long_20_Dash" svg:stroke-width="0.053cm" svg:stroke-color="#00a933" draw:marker-start-width="0.279cm" draw:marker-end-width="0.279cm" draw:fill-color="#ffffff" draw:textarea-horizontal-align="justify" draw:textarea-vertical-align="middle" draw:auto-grow-height="false" fo:min-height="1.003cm" fo:min-width="0.764cm" fo:padding-top="0.151cm" fo:padding-bottom="0.151cm" fo:padding-left="0.276cm" fo:padding-right="0.276cm"/>
      <style:paragraph-properties style:writing-mode="lr-tb"/>
    </style:style>
    <style:style style:name="gr136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3cm" fo:min-width="0.789cm" fo:padding-top="0.151cm" fo:padding-bottom="0.151cm" fo:padding-left="0.276cm" fo:padding-right="0.276cm"/>
      <style:paragraph-properties style:writing-mode="lr-tb"/>
    </style:style>
    <style:style style:name="gr137" style:family="graphic" style:parent-style-name="standard">
      <style:graphic-properties draw:stroke="solid" svg:stroke-width="0.053cm" svg:stroke-color="#00a933" draw:marker-start-width="0.279cm" draw:marker-end-width="0.279cm" draw:fill-color="#ffffff" draw:textarea-horizontal-align="justify" draw:textarea-vertical-align="middle" draw:auto-grow-height="false" fo:min-height="1.003cm" fo:min-width="0.766cm" fo:padding-top="0.151cm" fo:padding-bottom="0.151cm" fo:padding-left="0.276cm" fo:padding-right="0.276cm"/>
      <style:paragraph-properties style:writing-mode="lr-tb"/>
    </style:style>
    <style:style style:name="gr138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3.391cm" fo:min-width="0cm" fo:padding-top="0.151cm" fo:padding-bottom="0.151cm" fo:padding-left="0.276cm" fo:padding-right="0.276cm"/>
    </style:style>
    <style:style style:name="gr139" style:family="graphic" style:parent-style-name="standard">
      <style:graphic-properties draw:fill-color="#ffffff" draw:textarea-horizontal-align="justify" draw:textarea-vertical-align="middle" draw:auto-grow-height="false" fo:min-height="0.24cm" fo:min-width="1.126cm"/>
      <style:paragraph-properties style:writing-mode="lr-tb"/>
    </style:style>
    <style:style style:name="gr140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1.915cm" fo:min-width="0cm" fo:padding-top="0.151cm" fo:padding-bottom="0.151cm" fo:padding-left="0.276cm" fo:padding-right="0.276cm"/>
    </style:style>
    <style:style style:name="gr141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0.873cm" fo:min-width="0cm" fo:padding-top="0.151cm" fo:padding-bottom="0.151cm" fo:padding-left="0.276cm" fo:padding-right="0.276cm"/>
    </style:style>
    <style:style style:name="gr142" style:family="graphic" style:parent-style-name="standard">
      <style:graphic-properties draw:fill-color="#ffffff" draw:textarea-horizontal-align="justify" draw:textarea-vertical-align="middle" draw:auto-grow-height="false" fo:min-height="0.24cm" fo:min-width="1.125cm"/>
      <style:paragraph-properties style:writing-mode="lr-tb"/>
    </style:style>
    <style:style style:name="gr143" style:family="graphic" style:parent-style-name="standard">
      <style:graphic-properties svg:stroke-color="#3465a4" draw:fill-color="#ffffff" draw:textarea-horizontal-align="justify" draw:textarea-vertical-align="middle" draw:auto-grow-height="false" fo:min-height="1.057cm" fo:min-width="0.816cm"/>
      <style:paragraph-properties style:writing-mode="lr-tb"/>
    </style:style>
    <style:style style:name="gr144" style:family="graphic" style:parent-style-name="standard">
      <style:graphic-properties svg:stroke-color="#3465a4" draw:fill-color="#ffffff" draw:textarea-horizontal-align="justify" draw:textarea-vertical-align="middle" draw:auto-grow-height="false" fo:min-height="1.057cm" fo:min-width="0.819cm"/>
      <style:paragraph-properties style:writing-mode="lr-tb"/>
    </style:style>
    <style:style style:name="gr145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005cm" fo:min-width="0.719cm" fo:padding-top="0.151cm" fo:padding-bottom="0.151cm" fo:padding-left="0.276cm" fo:padding-right="0.276cm"/>
      <style:paragraph-properties style:writing-mode="lr-tb"/>
    </style:style>
    <style:style style:name="gr146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756cm" fo:padding-top="0.151cm" fo:padding-bottom="0.151cm" fo:padding-left="0.276cm" fo:padding-right="0.276cm"/>
      <style:paragraph-properties style:writing-mode="lr-tb"/>
    </style:style>
    <style:style style:name="gr147" style:family="graphic" style:parent-style-name="standard">
      <style:graphic-properties draw:stroke="solid" draw:stroke-dash="Long_20_Dash"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765cm" fo:padding-top="0.151cm" fo:padding-bottom="0.151cm" fo:padding-left="0.276cm" fo:padding-right="0.276cm"/>
      <style:paragraph-properties style:writing-mode="lr-tb"/>
    </style:style>
    <style:style style:name="gr148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789cm" fo:padding-top="0.151cm" fo:padding-bottom="0.151cm" fo:padding-left="0.276cm" fo:padding-right="0.276cm"/>
      <style:paragraph-properties style:writing-mode="lr-tb"/>
    </style:style>
    <style:style style:name="gr149" style:family="graphic" style:parent-style-name="standard">
      <style:graphic-properties draw:stroke="solid"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768cm" fo:padding-top="0.151cm" fo:padding-bottom="0.151cm" fo:padding-left="0.276cm" fo:padding-right="0.276cm"/>
      <style:paragraph-properties style:writing-mode="lr-tb"/>
    </style:style>
    <style:style style:name="gr150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2.161cm" fo:min-width="0cm" fo:padding-top="0.151cm" fo:padding-bottom="0.151cm" fo:padding-left="0.276cm" fo:padding-right="0.276cm"/>
    </style:style>
    <style:style style:name="gr151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0.766cm" fo:min-width="0cm" fo:padding-top="0.151cm" fo:padding-bottom="0.151cm" fo:padding-left="0.276cm" fo:padding-right="0.276cm"/>
    </style:style>
    <style:style style:name="gr152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0.872cm" fo:min-width="0cm" fo:padding-top="0.151cm" fo:padding-bottom="0.151cm" fo:padding-left="0.276cm" fo:padding-right="0.276cm"/>
    </style:style>
    <style:style style:name="gr153" style:family="graphic" style:parent-style-name="standard">
      <style:graphic-properties draw:fill-color="#ffffff" draw:textarea-horizontal-align="justify" draw:textarea-vertical-align="middle" draw:auto-grow-height="false" fo:min-height="0.239cm" fo:min-width="1.125cm"/>
      <style:paragraph-properties style:writing-mode="lr-tb"/>
    </style:style>
    <style:style style:name="gr154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004cm" fo:min-width="0.718cm" fo:padding-top="0.151cm" fo:padding-bottom="0.151cm" fo:padding-left="0.276cm" fo:padding-right="0.276cm"/>
      <style:paragraph-properties style:writing-mode="lr-tb"/>
    </style:style>
    <style:style style:name="gr155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4cm" fo:min-width="0.756cm" fo:padding-top="0.151cm" fo:padding-bottom="0.151cm" fo:padding-left="0.276cm" fo:padding-right="0.276cm"/>
      <style:paragraph-properties style:writing-mode="lr-tb"/>
    </style:style>
    <style:style style:name="gr156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4cm" fo:min-width="0.789cm" fo:padding-top="0.151cm" fo:padding-bottom="0.151cm" fo:padding-left="0.276cm" fo:padding-right="0.276cm"/>
      <style:paragraph-properties style:writing-mode="lr-tb"/>
    </style:style>
    <style:style style:name="gr157" style:family="graphic" style:parent-style-name="standard">
      <style:graphic-properties draw:stroke="solid" svg:stroke-width="0.053cm" svg:stroke-color="#00a933" draw:marker-start-width="0.279cm" draw:marker-end-width="0.279cm" draw:fill-color="#ffffff" draw:textarea-horizontal-align="justify" draw:textarea-vertical-align="middle" draw:auto-grow-height="false" fo:min-height="1.004cm" fo:min-width="0.767cm" fo:padding-top="0.151cm" fo:padding-bottom="0.151cm" fo:padding-left="0.276cm" fo:padding-right="0.276cm"/>
      <style:paragraph-properties style:writing-mode="lr-tb"/>
    </style:style>
    <style:style style:name="gr158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2.16cm" fo:min-width="0cm" fo:padding-top="0.151cm" fo:padding-bottom="0.151cm" fo:padding-left="0.276cm" fo:padding-right="0.276cm"/>
    </style:style>
    <style:style style:name="gr159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0.765cm" fo:min-width="0cm" fo:padding-top="0.151cm" fo:padding-bottom="0.151cm" fo:padding-left="0.276cm" fo:padding-right="0.276cm"/>
    </style:style>
    <style:style style:name="gr160" style:family="graphic" style:parent-style-name="standard">
      <style:graphic-properties draw:fill-color="#ffffff" draw:textarea-horizontal-align="justify" draw:textarea-vertical-align="middle" draw:auto-grow-height="false" fo:min-height="0.239cm" fo:min-width="1.126cm"/>
      <style:paragraph-properties style:writing-mode="lr-tb"/>
    </style:style>
    <style:style style:name="gr161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005cm" fo:min-width="0.718cm" fo:padding-top="0.151cm" fo:padding-bottom="0.151cm" fo:padding-left="0.276cm" fo:padding-right="0.276cm"/>
      <style:paragraph-properties style:writing-mode="lr-tb"/>
    </style:style>
    <style:style style:name="gr162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848cm" fo:padding-top="0.151cm" fo:padding-bottom="0.151cm" fo:padding-left="0.276cm" fo:padding-right="0.276cm"/>
      <style:paragraph-properties style:writing-mode="lr-tb"/>
    </style:style>
    <style:style style:name="gr163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1.011cm" fo:min-width="0cm" fo:padding-top="0.151cm" fo:padding-bottom="0.151cm" fo:padding-left="0.276cm" fo:padding-right="0.276cm"/>
    </style:style>
    <style:style style:name="gr164" style:family="graphic" style:parent-style-name="standard">
      <style:graphic-properties draw:fill-color="#ffffff" draw:textarea-horizontal-align="justify" draw:textarea-vertical-align="middle" draw:auto-grow-height="false" fo:min-height="1.25cm" fo:min-width="7.9cm"/>
      <style:paragraph-properties style:writing-mode="lr-tb"/>
    </style:style>
    <style:style style:name="gr165" style:family="graphic" style:parent-style-name="standard">
      <style:graphic-properties svg:stroke-width="0.018cm" svg:stroke-color="#3465a4" draw:marker-start-width="0.227cm" draw:marker-end-width="0.227cm" draw:fill-color="#ffffff" draw:textarea-horizontal-align="justify" draw:textarea-vertical-align="middle" draw:auto-grow-height="false" fo:min-height="1.057cm" fo:min-width="0.816cm" fo:padding-top="0.134cm" fo:padding-bottom="0.134cm" fo:padding-left="0.259cm" fo:padding-right="0.259cm"/>
      <style:paragraph-properties style:writing-mode="lr-tb"/>
    </style:style>
    <style:style style:name="gr166" style:family="graphic" style:parent-style-name="standard">
      <style:graphic-properties svg:stroke-width="0.018cm" svg:stroke-color="#3465a4" draw:marker-start-width="0.227cm" draw:marker-end-width="0.227cm" draw:fill-color="#ffffff" draw:textarea-horizontal-align="justify" draw:textarea-vertical-align="middle" draw:auto-grow-height="false" fo:min-height="1.039cm" fo:min-width="0.802cm" fo:padding-top="0.134cm" fo:padding-bottom="0.134cm" fo:padding-left="0.259cm" fo:padding-right="0.259cm"/>
      <style:paragraph-properties style:writing-mode="lr-tb"/>
    </style:style>
    <style:style style:name="gr167" style:family="graphic" style:parent-style-name="standard">
      <style:graphic-properties svg:stroke-width="0.018cm" svg:stroke-color="#3465a4" draw:marker-start-width="0.227cm" draw:marker-end-width="0.227cm" draw:fill-color="#ffffff" draw:textarea-horizontal-align="justify" draw:textarea-vertical-align="middle" draw:auto-grow-height="false" fo:min-height="1.005cm" fo:min-width="0.848cm" fo:padding-top="0.134cm" fo:padding-bottom="0.134cm" fo:padding-left="0.259cm" fo:padding-right="0.259cm"/>
      <style:paragraph-properties style:writing-mode="lr-tb"/>
    </style:style>
    <style:style style:name="gr168" style:family="graphic" style:parent-style-name="standard">
      <style:graphic-properties draw:stroke="solid" draw:stroke-dash="Long_20_Dash" svg:stroke-width="0.018cm" svg:stroke-color="#3465a4" draw:marker-start-width="0.227cm" draw:marker-end-width="0.227cm" draw:fill-color="#ffffff" draw:textarea-horizontal-align="justify" draw:textarea-vertical-align="middle" draw:auto-grow-height="false" fo:min-height="1.005cm" fo:min-width="0.765cm" fo:padding-top="0.134cm" fo:padding-bottom="0.134cm" fo:padding-left="0.259cm" fo:padding-right="0.259cm"/>
      <style:paragraph-properties style:writing-mode="lr-tb"/>
    </style:style>
    <style:style style:name="gr169" style:family="graphic" style:parent-style-name="standard">
      <style:graphic-properties svg:stroke-width="0.018cm" svg:stroke-color="#3465a4" draw:marker-start-width="0.227cm" draw:marker-end-width="0.227cm" draw:fill-color="#ffffff" draw:textarea-horizontal-align="justify" draw:textarea-vertical-align="middle" draw:auto-grow-height="false" fo:min-height="1.005cm" fo:min-width="0.789cm" fo:padding-top="0.134cm" fo:padding-bottom="0.134cm" fo:padding-left="0.259cm" fo:padding-right="0.259cm"/>
      <style:paragraph-properties style:writing-mode="lr-tb"/>
    </style:style>
    <style:style style:name="gr170" style:family="graphic" style:parent-style-name="standard">
      <style:graphic-properties draw:stroke="solid" svg:stroke-width="0.018cm" svg:stroke-color="#3465a4" draw:marker-start-width="0.227cm" draw:marker-end-width="0.227cm" draw:fill-color="#ffffff" draw:textarea-horizontal-align="justify" draw:textarea-vertical-align="middle" draw:auto-grow-height="false" fo:min-height="1.005cm" fo:min-width="0.768cm" fo:padding-top="0.134cm" fo:padding-bottom="0.134cm" fo:padding-left="0.259cm" fo:padding-right="0.259cm"/>
      <style:paragraph-properties style:writing-mode="lr-tb"/>
    </style:style>
    <style:style style:name="gr171" style:family="graphic" style:parent-style-name="standard">
      <style:graphic-properties draw:fill-color="#ffffff" draw:textarea-horizontal-align="justify" draw:textarea-vertical-align="middle" draw:auto-grow-height="false" fo:min-height="0.35cm" fo:min-width="8.1cm"/>
      <style:paragraph-properties style:writing-mode="lr-tb"/>
    </style:style>
    <style:style style:name="gr172" style:family="graphic" style:parent-style-name="standard">
      <style:graphic-properties draw:fill-color="#ffffff" draw:textarea-horizontal-align="justify" draw:textarea-vertical-align="middle" draw:auto-grow-height="false" fo:min-height="2.05cm" fo:min-width="9.2cm"/>
      <style:paragraph-properties style:writing-mode="lr-tb"/>
    </style:style>
    <style:style style:name="gr173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005cm" fo:min-width="0.688cm" fo:padding-top="0.151cm" fo:padding-bottom="0.151cm" fo:padding-left="0.276cm" fo:padding-right="0.276cm"/>
      <style:paragraph-properties style:writing-mode="lr-tb"/>
    </style:style>
    <style:style style:name="gr174" style:family="graphic" style:parent-style-name="standard">
      <style:graphic-properties draw:stroke="dash" draw:stroke-dash="Long_20_Dash"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698cm" fo:padding-top="0.151cm" fo:padding-bottom="0.151cm" fo:padding-left="0.276cm" fo:padding-right="0.276cm"/>
      <style:paragraph-properties style:writing-mode="lr-tb"/>
    </style:style>
    <style:style style:name="gr175" style:family="graphic" style:parent-style-name="standard">
      <style:graphic-properties svg:stroke-width="0.018cm" svg:stroke-color="#3465a4" draw:marker-start-width="0.227cm" draw:marker-end-width="0.227cm" draw:fill-color="#ffffff" draw:textarea-horizontal-align="justify" draw:textarea-vertical-align="middle" draw:auto-grow-height="false" fo:min-height="1.039cm" fo:min-width="0.882cm" fo:padding-top="0.134cm" fo:padding-bottom="0.134cm" fo:padding-left="0.259cm" fo:padding-right="0.259cm"/>
      <style:paragraph-properties style:writing-mode="lr-tb"/>
    </style:style>
    <style:style style:name="gr176" style:family="graphic" style:parent-style-name="standard">
      <style:graphic-properties draw:stroke="solid" draw:stroke-dash="Long_20_Dash" svg:stroke-width="0.018cm" svg:stroke-color="#3465a4" draw:marker-start-width="0.227cm" draw:marker-end-width="0.227cm" draw:fill-color="#ffffff" draw:textarea-horizontal-align="justify" draw:textarea-vertical-align="middle" draw:auto-grow-height="false" fo:min-height="1.039cm" fo:min-width="0.799cm" fo:padding-top="0.134cm" fo:padding-bottom="0.134cm" fo:padding-left="0.259cm" fo:padding-right="0.259cm"/>
      <style:paragraph-properties style:writing-mode="lr-tb"/>
    </style:style>
    <style:style style:name="gr177" style:family="graphic" style:parent-style-name="standard">
      <style:graphic-properties svg:stroke-width="0.018cm" svg:stroke-color="#3465a4" draw:marker-start-width="0.227cm" draw:marker-end-width="0.227cm" draw:fill-color="#ffffff" draw:textarea-horizontal-align="justify" draw:textarea-vertical-align="middle" draw:auto-grow-height="false" fo:min-height="1.039cm" fo:min-width="0.823cm" fo:padding-top="0.134cm" fo:padding-bottom="0.134cm" fo:padding-left="0.259cm" fo:padding-right="0.259cm"/>
      <style:paragraph-properties style:writing-mode="lr-tb"/>
    </style:style>
    <style:style style:name="gr178" style:family="graphic" style:parent-style-name="standard">
      <style:graphic-properties draw:stroke="solid" svg:stroke-width="0.018cm" svg:stroke-color="#3465a4" draw:marker-start-width="0.227cm" draw:marker-end-width="0.227cm" draw:fill-color="#ffffff" draw:textarea-horizontal-align="justify" draw:textarea-vertical-align="middle" draw:auto-grow-height="false" fo:min-height="1.039cm" fo:min-width="0.802cm" fo:padding-top="0.134cm" fo:padding-bottom="0.134cm" fo:padding-left="0.259cm" fo:padding-right="0.259cm"/>
      <style:paragraph-properties style:writing-mode="lr-tb"/>
    </style:style>
    <style:style style:name="gr179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688cm" fo:padding-top="0.151cm" fo:padding-bottom="0.151cm" fo:padding-left="0.276cm" fo:padding-right="0.276cm"/>
      <style:paragraph-properties style:writing-mode="lr-tb"/>
    </style:style>
    <style:style style:name="gr180" style:family="graphic" style:parent-style-name="standard">
      <style:graphic-properties draw:stroke="solid" draw:stroke-dash="Long_20_Dash"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698cm" fo:padding-top="0.151cm" fo:padding-bottom="0.151cm" fo:padding-left="0.276cm" fo:padding-right="0.276cm"/>
      <style:paragraph-properties style:writing-mode="lr-tb"/>
    </style:style>
    <style:style style:name="gr181" style:family="graphic" style:parent-style-name="standard">
      <style:graphic-properties draw:stroke="solid" draw:stroke-dash="Long_20_Dash" svg:stroke-width="0.053cm" svg:stroke-color="#00a933" draw:marker-start-width="0.279cm" draw:marker-end-width="0.279cm" draw:fill-color="#ffffff" draw:textarea-horizontal-align="justify" draw:textarea-vertical-align="middle" draw:auto-grow-height="false" fo:min-height="1.039cm" fo:min-width="0.799cm" fo:padding-top="0.151cm" fo:padding-bottom="0.151cm" fo:padding-left="0.276cm" fo:padding-right="0.276cm"/>
      <style:paragraph-properties style:writing-mode="lr-tb"/>
    </style:style>
    <style:style style:name="gr182" style:family="graphic" style:parent-style-name="standard">
      <style:graphic-properties draw:stroke="solid" svg:stroke-width="0.053cm" svg:stroke-color="#ff0000" draw:marker-start-width="0.279cm" draw:marker-end-width="0.279cm" draw:fill-color="#ffffff" draw:textarea-horizontal-align="justify" draw:textarea-vertical-align="middle" draw:auto-grow-height="false" fo:min-height="1.039cm" fo:min-width="0.802cm" fo:padding-top="0.151cm" fo:padding-bottom="0.151cm" fo:padding-left="0.276cm" fo:padding-right="0.276cm"/>
      <style:paragraph-properties style:writing-mode="lr-tb"/>
    </style:style>
    <style:style style:name="gr183" style:family="graphic" style:parent-style-name="standard">
      <style:graphic-properties draw:fill-color="#ffffff" draw:textarea-horizontal-align="justify" draw:textarea-vertical-align="middle" draw:auto-grow-height="false" fo:min-height="0.95cm" fo:min-width="8cm"/>
      <style:paragraph-properties style:writing-mode="lr-tb"/>
    </style:style>
    <style:style style:name="gr184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0.982cm" fo:min-width="0cm" fo:padding-top="0.151cm" fo:padding-bottom="0.151cm" fo:padding-left="0.276cm" fo:padding-right="0.276cm"/>
    </style:style>
    <style:style style:name="gr185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vertical-align="middle" draw:auto-grow-height="false" fo:min-height="2.174cm" fo:min-width="0cm" fo:padding-top="0.151cm" fo:padding-bottom="0.151cm" fo:padding-left="0.276cm" fo:padding-right="0.276cm"/>
    </style:style>
    <style:style style:name="gr186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vertical-align="middle" draw:auto-grow-height="false" fo:min-height="3.459cm" fo:min-width="0cm" fo:padding-top="0.151cm" fo:padding-bottom="0.151cm" fo:padding-left="0.276cm" fo:padding-right="0.276cm"/>
    </style:style>
    <style:style style:name="gr187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039cm" fo:min-width="0.802cm" fo:padding-top="0.151cm" fo:padding-bottom="0.151cm" fo:padding-left="0.276cm" fo:padding-right="0.276cm"/>
      <style:paragraph-properties style:writing-mode="lr-tb"/>
    </style:style>
    <style:style style:name="gr188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39cm" fo:min-width="0.823cm" fo:padding-top="0.151cm" fo:padding-bottom="0.151cm" fo:padding-left="0.276cm" fo:padding-right="0.276cm"/>
      <style:paragraph-properties style:writing-mode="lr-tb"/>
    </style:style>
    <style:style style:name="gr189" style:family="graphic" style:parent-style-name="standard">
      <style:graphic-properties draw:stroke="solid" draw:stroke-dash="Long_20_Dash"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748cm" fo:padding-top="0.151cm" fo:padding-bottom="0.151cm" fo:padding-left="0.276cm" fo:padding-right="0.276cm"/>
      <style:paragraph-properties style:writing-mode="lr-tb"/>
    </style:style>
    <style:style style:name="gr190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39cm" fo:min-width="0.882cm" fo:padding-top="0.151cm" fo:padding-bottom="0.151cm" fo:padding-left="0.276cm" fo:padding-right="0.276cm"/>
      <style:paragraph-properties style:writing-mode="lr-tb"/>
    </style:style>
    <style:style style:name="gr191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868cm" fo:padding-top="0.151cm" fo:padding-bottom="0.151cm" fo:padding-left="0.276cm" fo:padding-right="0.276cm"/>
      <style:paragraph-properties style:writing-mode="lr-tb"/>
    </style:style>
    <style:style style:name="gr192" style:family="graphic" style:parent-style-name="standard">
      <style:graphic-properties draw:fill-color="#ffffff" draw:opacity="0%" draw:textarea-horizontal-align="justify" draw:textarea-vertical-align="middle" draw:auto-grow-height="false" fo:min-height="10.25cm" fo:min-width="14.3cm"/>
    </style:style>
    <style:style style:name="gr193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57cm" fo:min-width="1.319cm" fo:padding-top="0.151cm" fo:padding-bottom="0.151cm" fo:padding-left="0.276cm" fo:padding-right="0.276cm"/>
      <style:paragraph-properties style:writing-mode="lr-tb"/>
    </style:style>
    <style:style style:name="gr194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57cm" fo:min-width="1.32cm" fo:padding-top="0.151cm" fo:padding-bottom="0.151cm" fo:padding-left="0.276cm" fo:padding-right="0.276cm"/>
      <style:paragraph-properties style:writing-mode="lr-tb"/>
    </style:style>
    <style:style style:name="gr195" style:family="graphic" style:parent-style-name="standard">
      <style:graphic-properties svg:stroke-color="#3465a4" draw:fill-color="#ffffff" draw:textarea-horizontal-align="justify" draw:textarea-vertical-align="middle" draw:auto-grow-height="false" fo:min-height="0.57cm" fo:min-width="1.319cm"/>
      <style:paragraph-properties style:writing-mode="lr-tb"/>
    </style:style>
    <style:style style:name="gr196" style:family="graphic" style:parent-style-name="standard">
      <style:graphic-properties svg:stroke-color="#3465a4" draw:fill-color="#ffffff" draw:textarea-horizontal-align="justify" draw:textarea-vertical-align="middle" draw:auto-grow-height="false" fo:min-height="0.75cm" fo:min-width="0.501cm"/>
      <style:paragraph-properties style:writing-mode="lr-tb"/>
    </style:style>
    <style:style style:name="gr197" style:family="graphic" style:parent-style-name="standard" style:list-style-name="L1">
      <style:graphic-properties svg:stroke-color="#3465a4" draw:fill-color="#ffffff" draw:textarea-horizontal-align="justify" draw:textarea-vertical-align="middle" draw:auto-grow-height="false" fo:min-height="0.75cm" fo:min-width="0.498cm"/>
      <style:paragraph-properties style:writing-mode="lr-tb"/>
    </style:style>
    <style:style style:name="gr198" style:family="graphic" style:parent-style-name="standard" style:list-style-name="L1">
      <style:graphic-properties svg:stroke-color="#3465a4" draw:fill-color="#ffffff" draw:textarea-horizontal-align="justify" draw:textarea-vertical-align="middle" draw:auto-grow-height="false" fo:min-height="0.75cm" fo:min-width="0.501cm"/>
      <style:paragraph-properties style:writing-mode="lr-tb"/>
    </style:style>
    <style:style style:name="gr199" style:family="graphic" style:parent-style-name="standard" style:list-style-name="L1">
      <style:graphic-properties svg:stroke-color="#3465a4" draw:fill-color="#ffffff" draw:textarea-horizontal-align="justify" draw:textarea-vertical-align="middle" draw:auto-grow-height="false" fo:min-height="0.75cm" fo:min-width="0.499cm"/>
      <style:paragraph-properties style:writing-mode="lr-tb"/>
    </style:style>
    <style:style style:name="gr200" style:family="graphic" style:parent-style-name="standard" style:list-style-name="L1">
      <style:graphic-properties svg:stroke-color="#3465a4" draw:fill-color="#ffffff" draw:textarea-horizontal-align="justify" draw:textarea-vertical-align="middle" draw:auto-grow-height="false" fo:min-height="0.75cm" fo:min-width="0.501cm"/>
      <style:paragraph-properties style:writing-mode="lr-tb"/>
    </style:style>
    <style:style style:name="gr201" style:family="graphic" style:parent-style-name="standard" style:list-style-name="L1">
      <style:graphic-properties svg:stroke-color="#3465a4" draw:fill-color="#ffffff" draw:textarea-horizontal-align="justify" draw:textarea-vertical-align="middle" draw:auto-grow-height="false" fo:min-height="0.75cm" fo:min-width="0.501cm"/>
      <style:paragraph-properties style:writing-mode="lr-tb"/>
    </style:style>
    <style:style style:name="gr202" style:family="graphic" style:parent-style-name="standard" style:list-style-name="L1">
      <style:graphic-properties svg:stroke-color="#3465a4" draw:fill-color="#ffffff" draw:textarea-horizontal-align="justify" draw:textarea-vertical-align="middle" draw:auto-grow-height="false" fo:min-height="0.75cm" fo:min-width="0.498cm"/>
      <style:paragraph-properties style:writing-mode="lr-tb"/>
    </style:style>
    <style:style style:name="gr203" style:family="graphic" style:parent-style-name="standard" style:list-style-name="L1">
      <style:graphic-properties svg:stroke-color="#3465a4" draw:fill-color="#ffffff" draw:textarea-horizontal-align="justify" draw:textarea-vertical-align="middle" draw:auto-grow-height="false" fo:min-height="0.75cm" fo:min-width="0.501cm"/>
      <style:paragraph-properties style:writing-mode="lr-tb"/>
    </style:style>
    <style:style style:name="gr204" style:family="graphic" style:parent-style-name="standard" style:list-style-name="L1">
      <style:graphic-properties svg:stroke-color="#3465a4" draw:fill-color="#ffffff" draw:textarea-horizontal-align="justify" draw:textarea-vertical-align="middle" draw:auto-grow-height="false" fo:min-height="0.75cm" fo:min-width="0.499cm"/>
      <style:paragraph-properties style:writing-mode="lr-tb"/>
    </style:style>
    <style:style style:name="gr205" style:family="graphic" style:parent-style-name="standard" style:list-style-name="L1">
      <style:graphic-properties svg:stroke-color="#3465a4" draw:fill-color="#ffffff" draw:textarea-horizontal-align="justify" draw:textarea-vertical-align="middle" draw:auto-grow-height="false" fo:min-height="0.75cm" fo:min-width="0.501cm"/>
      <style:paragraph-properties style:writing-mode="lr-tb"/>
    </style:style>
    <style:style style:name="gr206" style:family="graphic" style:parent-style-name="standard" style:list-style-name="L1">
      <style:graphic-properties svg:stroke-color="#3465a4" draw:fill-color="#ffffff" draw:textarea-horizontal-align="justify" draw:textarea-vertical-align="middle" draw:auto-grow-height="false" fo:min-height="0.75cm" fo:min-width="0.498cm"/>
      <style:paragraph-properties style:writing-mode="lr-tb"/>
    </style:style>
    <style:style style:name="gr207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0.616cm" fo:min-width="0cm" fo:padding-top="0.151cm" fo:padding-bottom="0.151cm" fo:padding-left="0.276cm" fo:padding-right="0.276cm"/>
    </style:style>
    <style:style style:name="gr20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0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616cm" fo:min-width="0cm" fo:padding-top="0.151cm" fo:padding-bottom="0.151cm" fo:padding-left="0.276cm" fo:padding-right="0.276cm"/>
    </style:style>
    <style:style style:name="gr210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17.7cm"/>
      <style:paragraph-properties style:writing-mode="lr-tb"/>
    </style:style>
    <style:style style:name="gr211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1.8cm"/>
      <style:paragraph-properties style:writing-mode="lr-tb"/>
    </style:style>
    <style:style style:name="gr21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2.25cm"/>
      <style:paragraph-properties style:writing-mode="lr-tb"/>
    </style:style>
    <style:style style:name="gr213" style:family="graphic" style:parent-style-name="standard">
      <style:graphic-properties svg:stroke-color="#3465a4" draw:opacity="0%" draw:textarea-horizontal-align="justify" draw:textarea-vertical-align="middle" draw:auto-grow-height="false" fo:min-height="5.45cm" fo:min-width="18.5cm"/>
    </style:style>
    <style:style style:name="gr214" style:family="graphic" style:parent-style-name="standard">
      <style:graphic-properties svg:stroke-color="#ff0000" draw:fill-color="#ff0000" draw:textarea-horizontal-align="justify" draw:textarea-vertical-align="middle" draw:auto-grow-height="false" fo:min-height="0.25cm" fo:min-width="0cm"/>
    </style:style>
    <style:style style:name="gr215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35cm" fo:min-width="13.8cm"/>
      <style:paragraph-properties style:writing-mode="lr-tb"/>
    </style:style>
    <style:style style:name="gr216" style:family="graphic" style:parent-style-name="standard">
      <style:graphic-properties svg:stroke-color="#00a933" draw:fill-color="#00a933" draw:textarea-horizontal-align="justify" draw:textarea-vertical-align="middle" draw:auto-grow-height="false" fo:min-height="0.25cm" fo:min-width="0cm"/>
    </style:style>
    <style:style style:name="gr217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  <style:paragraph-properties style:writing-mode="lr-tb"/>
    </style:style>
    <style:style style:name="gr218" style:family="graphic" style:parent-style-name="standard">
      <style:graphic-properties svg:stroke-color="#3465a4" draw:fill-color="#3465a4" draw:textarea-horizontal-align="justify" draw:textarea-vertical-align="middle" draw:auto-grow-height="false" fo:min-height="0.25cm" fo:min-width="0cm"/>
    </style:style>
    <style:style style:name="gr21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206cm" fo:min-width="0cm" fo:padding-top="0.151cm" fo:padding-bottom="0.151cm" fo:padding-left="0.276cm" fo:padding-right="0.276cm"/>
    </style:style>
    <style:style style:name="gr220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4.1cm"/>
      <style:paragraph-properties style:writing-mode="lr-tb"/>
    </style:style>
    <style:style style:name="gr221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7.3cm"/>
      <style:paragraph-properties style:writing-mode="lr-tb"/>
    </style:style>
    <style:style style:name="gr222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35cm" fo:min-width="13.8cm"/>
      <style:paragraph-properties style:writing-mode="lr-tb"/>
    </style:style>
    <style:style style:name="gr22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5.954cm" fo:min-width="0cm" fo:padding-top="0.151cm" fo:padding-bottom="0.151cm" fo:padding-left="0.276cm" fo:padding-right="0.276cm"/>
    </style:style>
    <style:style style:name="gr224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11.1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solid" draw:fill-color="#ff0000" draw:opacity="100%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 draw:opacity="85%"/>
      <style:paragraph-properties fo:text-align="center" style:writing-mode="lr-tb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fo:color="#ff0000"/>
    </style:style>
    <style:style style:name="P11" style:family="paragraph">
      <loext:graphic-properties draw:fill-color="#ffffff"/>
      <style:paragraph-properties fo:text-align="center" style:writing-mode="lr-tb"/>
      <style:text-properties fo:color="#ff0000"/>
    </style:style>
    <style:style style:name="P12" style:family="paragraph">
      <style:paragraph-properties fo:text-align="center" style:writing-mode="lr-tb"/>
      <style:text-properties fo:color="#c9211e"/>
    </style:style>
    <style:style style:name="P13" style:family="paragraph">
      <loext:graphic-properties draw:fill-color="#ffffff"/>
      <style:paragraph-properties fo:text-align="center" style:writing-mode="lr-tb"/>
      <style:text-properties fo:color="#c9211e"/>
    </style:style>
    <style:style style:name="P14" style:family="paragraph">
      <style:paragraph-properties fo:text-align="center" style:writing-mode="lr-tb"/>
      <style:text-properties fo:color="#00a933"/>
    </style:style>
    <style:style style:name="P15" style:family="paragraph">
      <loext:graphic-properties draw:fill-color="#ffffff"/>
      <style:paragraph-properties fo:text-align="center" style:writing-mode="lr-tb"/>
      <style:text-properties fo:color="#00a933"/>
    </style:style>
    <style:style style:name="P16" style:family="paragraph">
      <loext:graphic-properties draw:fill-color="#3465a4"/>
      <style:paragraph-properties fo:text-align="center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-color="#ffffff"/>
      <style:paragraph-properties fo:text-align="start" style:writing-mode="lr-tb"/>
    </style:style>
    <style:style style:name="P19" style:family="paragraph">
      <loext:graphic-properties draw:opacity="0%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style:paragraph-properties fo:text-align="center" style:writing-mode="lr-tb"/>
      <style:text-properties fo:color="#3465a4"/>
    </style:style>
    <style:style style:name="P23" style:family="paragraph">
      <loext:graphic-properties draw:fill-color="#ffffff"/>
      <style:paragraph-properties fo:text-align="center" style:writing-mode="lr-tb"/>
      <style:text-properties fo:color="#3465a4"/>
    </style:style>
    <style:style style:name="P24" style:family="paragraph">
      <style:paragraph-properties fo:text-align="center" style:writing-mode="lr-tb"/>
      <style:text-properties fo:color="#000000"/>
    </style:style>
    <style:style style:name="P25" style:family="paragraph">
      <loext:graphic-properties draw:fill-color="#ffffff"/>
      <style:paragraph-properties fo:text-align="center" style:writing-mode="lr-tb"/>
      <style:text-properties fo:color="#000000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0000"/>
    </style:style>
    <style:style style:name="P2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0000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/>
    </style:style>
    <style:style style:name="P3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/>
    </style:style>
    <style:style style:name="T1" style:family="text">
      <style:text-properties fo:color="#ff0000"/>
    </style:style>
    <style:style style:name="T2" style:family="text">
      <style:text-properties fo:color="#c9211e"/>
    </style:style>
    <style:style style:name="T3" style:family="text">
      <style:text-properties fo:color="#00a933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465a4"/>
    </style:style>
    <style:style style:name="T6" style:family="text">
      <style:text-properties fo:color="#000000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8cm" svg:height="10.4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2cm" svg:height="1.82cm" svg:x="1.03cm" svg:y="4.3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816cm" svg:height="1.82cm" svg:x="2.85cm" svg:y="4.3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82cm" svg:height="1.82cm" svg:x="4.666cm" svg:y="4.3cm">
          <text:p text:style-name="P2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819cm" svg:height="1.82cm" svg:x="6.486cm" svg:y="4.3cm">
          <text:p text:style-name="P2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82cm" svg:height="1.82cm" svg:x="8.305cm" svg:y="4.3cm">
          <text:p text:style-name="P2"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819cm" svg:height="1.82cm" svg:x="10.13cm" svg:y="4.3cm">
          <text:p text:style-name="P2">1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82cm" svg:height="1.82cm" svg:x="11.949cm" svg:y="4.3cm">
          <text:p text:style-name="P2">2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19cm" svg:height="1.82cm" svg:x="5.781cm" svg:y="6.48cm">
          <text:p text:style-name="P2">25?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3" draw:layer="layout" svg:width="1.386cm" svg:height="1.386cm" svg:x="1.253cm" svg:y="2.241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381cm" svg:height="1.386cm" svg:x="2.639cm" svg:y="2.241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387cm" svg:height="1.386cm" svg:x="4.02cm" svg:y="2.241cm">
          <text:p text:style-name="P2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383cm" svg:height="1.386cm" svg:x="5.407cm" svg:y="2.241cm">
          <text:p text:style-name="P2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386cm" svg:height="1.386cm" svg:x="6.79cm" svg:y="2.241cm">
          <text:p text:style-name="P2"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85cm" svg:height="1.386cm" svg:x="8.18cm" svg:y="2.241cm">
          <text:p text:style-name="P2">1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85cm" svg:height="1.386cm" svg:x="9.565cm" svg:y="2.241cm">
          <text:p text:style-name="P2">2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385cm" svg:height="1.386cm" svg:x="11.5cm" svg:y="2.24cm">
          <text:p text:style-name="P2">25?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6.737cm" svg:y1="2.12cm" svg:x2="5.44cm" svg:y2="3.706cm">
          <text:p/>
        </draw:line>
        <draw:line draw:style-name="gr11" draw:text-style-name="P4" draw:layer="layout" svg:x1="5.44cm" svg:y1="2.12cm" svg:x2="6.737cm" svg:y2="3.706cm">
          <text:p/>
        </draw:line>
        <draw:custom-shape draw:style-name="gr12" draw:text-style-name="P3" draw:layer="layout" svg:width="2.283cm" svg:height="2.6cm" svg:x="4.98cm" svg:y="3.78cm">
          <text:p text:style-name="P2">?</text:p>
          <text:p text:style-name="P2">25=11?</text:p>
          <text:p text:style-name="P2">No</text:p>
          <text:p text:style-name="P2">25&gt;1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5.44cm" svg:y1="2.166cm" svg:x2="1.101cm" svg:y2="3.675cm">
          <text:p/>
        </draw:line>
        <draw:line draw:style-name="gr11" draw:text-style-name="P4" draw:layer="layout" svg:x1="1.101cm" svg:y1="2.166cm" svg:x2="5.44cm" svg:y2="3.675cm">
          <text:p/>
        </draw:line>
        <draw:custom-shape draw:style-name="gr13" draw:text-style-name="P5" draw:layer="layout" svg:width="0.221cm" svg:height="0.328cm" draw:transform="skewX (0.0090757121103706) rotate (-0.607723645544425) translate (3.272cm 4.1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4" draw:text-style-name="P6" draw:layer="layout" svg:width="1.928cm" svg:height="1.662cm" draw:transform="rotate (-3.14159265358979) translate (5.30746666666667cm 6.10205110891598cm)" svg:viewBox="0 0 1929 1663" svg:d="M0 0c732 0 1929 1663 1929 1663">
          <text:p/>
        </draw:path>
        <draw:polyline draw:style-name="gr15" draw:text-style-name="P6" draw:layer="layout" svg:width="0.227cm" svg:height="4.109cm" draw:transform="rotate (1.5707963267949) translate (6.80973532338308cm 2.08955223880597cm)" svg:viewBox="0 0 228 4110" draw:points="0,0 228,0 228,4110 0,4110">
          <text:p/>
        </draw:polyline>
        <draw:custom-shape draw:style-name="gr16" draw:text-style-name="P3" draw:layer="layout" svg:width="0.608cm" svg:height="0.533cm" svg:x="8.637cm" svg:y="1.1cm">
          <text:p text:style-name="P2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1.386cm" svg:height="1.374cm" svg:x="1.1cm" svg:y="6.97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1.381cm" svg:height="1.374cm" svg:x="2.486cm" svg:y="6.97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1.387cm" svg:height="1.374cm" svg:x="3.867cm" svg:y="6.97cm">
          <text:p text:style-name="P2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383cm" svg:height="1.374cm" svg:x="5.254cm" svg:y="6.97cm">
          <text:p text:style-name="P2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386cm" svg:height="1.374cm" svg:x="6.637cm" svg:y="6.97cm">
          <text:p text:style-name="P2"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1.385cm" svg:height="1.374cm" svg:x="8.027cm" svg:y="6.97cm">
          <text:p text:style-name="P2">1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1.385cm" svg:height="1.374cm" svg:x="9.412cm" svg:y="6.97cm">
          <text:p text:style-name="P2">2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385cm" svg:height="1.375cm" svg:x="11.5cm" svg:y="6.97cm">
          <text:p text:style-name="P2">25?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5" draw:text-style-name="P6" draw:layer="layout" svg:width="0.225cm" svg:height="4.109cm" draw:transform="rotate (1.5707963267949) translate (6.65673532338308cm 6.81932881299872cm)" svg:viewBox="0 0 226 4110" draw:points="0,0 226,0 226,4110 0,4110">
          <text:p/>
        </draw:polyline>
        <draw:custom-shape draw:style-name="gr24" draw:text-style-name="P3" draw:layer="layout" svg:width="0.608cm" svg:height="0.529cm" svg:x="8.5cm" svg:y="5.9cm">
          <text:p text:style-name="P2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1.386cm" svg:height="1.374cm" svg:x="1.1cm" svg:y="6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1.381cm" svg:height="1.374cm" svg:x="2.486cm" svg:y="6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1.387cm" svg:height="1.374cm" svg:x="3.867cm" svg:y="6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1.383cm" svg:height="1.374cm" svg:x="5.254cm" svg:y="6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283cm" svg:height="2.6cm" svg:x="7.6cm" svg:y="8.638cm">
          <text:p text:style-name="P2">?</text:p>
          <text:p text:style-name="P2">25=19?</text:p>
          <text:p text:style-name="P2">No</text:p>
          <text:p text:style-name="P2">25&gt;1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237cm" svg:height="0.355cm" draw:transform="skewX (0.0280998009571087) rotate (-0.174532925199433) translate (7.287cm 8.541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4" draw:text-style-name="P6" draw:layer="layout" svg:width="1.837cm" svg:height="1.272cm" draw:transform="rotate (2.35619449019234) translate (7.8cm 11.038cm)" svg:viewBox="0 0 1838 1273" svg:d="M0 0c283 0 1838 1273 1838 1273">
          <text:p/>
        </draw:path>
        <draw:line draw:style-name="gr11" draw:text-style-name="P4" draw:layer="layout" svg:x1="6.738cm" svg:y1="2.12cm" svg:x2="5.441cm" svg:y2="3.706cm">
          <text:p/>
        </draw:line>
        <draw:line draw:style-name="gr11" draw:text-style-name="P4" draw:layer="layout" svg:x1="5.441cm" svg:y1="2.12cm" svg:x2="6.738cm" svg:y2="3.706cm">
          <text:p/>
        </draw:line>
        <draw:line draw:style-name="gr11" draw:text-style-name="P4" draw:layer="layout" svg:x1="9.397cm" svg:y1="6.838cm" svg:x2="8.1cm" svg:y2="8.424cm">
          <text:p/>
        </draw:line>
        <draw:line draw:style-name="gr11" draw:text-style-name="P4" draw:layer="layout" svg:x1="8.1cm" svg:y1="6.838cm" svg:x2="9.397cm" svg:y2="8.424cm">
          <text:p/>
        </draw:line>
        <draw:line draw:style-name="gr11" draw:text-style-name="P4" draw:layer="layout" svg:x1="8cm" svg:y1="6.852cm" svg:x2="6.703cm" svg:y2="8.438cm">
          <text:p/>
        </draw:line>
        <draw:line draw:style-name="gr11" draw:text-style-name="P4" draw:layer="layout" svg:x1="6.703cm" svg:y1="6.852cm" svg:x2="8cm" svg:y2="8.438cm">
          <text:p/>
        </draw:line>
        <draw:custom-shape draw:style-name="gr17" draw:text-style-name="P3" draw:layer="layout" svg:width="1.386cm" svg:height="1.374cm" svg:x="1.153cm" svg:y="12.132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1.381cm" svg:height="1.374cm" svg:x="2.539cm" svg:y="12.132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1.387cm" svg:height="1.374cm" svg:x="3.92cm" svg:y="12.132cm">
          <text:p text:style-name="P2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383cm" svg:height="1.374cm" svg:x="5.307cm" svg:y="12.132cm">
          <text:p text:style-name="P2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1.386cm" svg:height="1.374cm" svg:x="6.69cm" svg:y="12.132cm">
          <text:p text:style-name="P2"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" draw:layer="layout" svg:width="1.385cm" svg:height="1.374cm" svg:x="8.08cm" svg:y="12.132cm">
          <text:p text:style-name="P2">1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1.385cm" svg:height="1.374cm" svg:x="9.465cm" svg:y="12.132cm">
          <text:p text:style-name="P2">2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8.085cm" svg:height="1.375cm" svg:x="11.5cm" svg:y="12.13cm">
          <text:p text:style-name="P2">25!=29, 25 is not in the array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5" draw:text-style-name="P6" draw:layer="layout" svg:width="0.225cm" svg:height="1.319cm" draw:transform="rotate (1.5707963267949) translate (9.49991499437121cm 11.9813288129987cm)" svg:viewBox="0 0 226 1320" draw:points="0,0 226,0 226,1320 0,1320">
          <text:p/>
        </draw:polyline>
        <draw:custom-shape draw:style-name="gr32" draw:text-style-name="P3" draw:layer="layout" svg:width="0.513cm" svg:height="0.529cm" svg:x="9.987cm" svg:y="11.1cm">
          <text:p text:style-name="P2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1.386cm" svg:height="1.374cm" svg:x="1.153cm" svg:y="12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1.381cm" svg:height="1.374cm" svg:x="2.539cm" svg:y="12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1.387cm" svg:height="1.374cm" svg:x="3.92cm" svg:y="12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1.383cm" svg:height="1.374cm" svg:x="5.307cm" svg:y="12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1.387cm" svg:height="1.374cm" svg:x="6.7cm" svg:y="12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1.383cm" svg:height="1.374cm" svg:x="8.087cm" svg:y="12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draw:layer="layout" svg:width="5.8cm" svg:height="3.786cm" svg:x="13.9cm" svg:y="1.314cm">
          <text:p text:style-name="P2">Just three steps</text:p>
          <text:p text:style-name="P2">to search </text:p>
          <text:p text:style-name="P2">an element </text:p>
          <text:p text:style-name="P2">in an array of</text:p>
          <text:p text:style-name="P2">seven el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5" draw:text-style-name="P3" draw:layer="layout" svg:width="11.1cm" svg:height="3.1cm" svg:x="4.9cm" svg:y="2.6cm">
          <text:p text:style-name="P2">[…. <text:s text:c="13"/>….]</text:p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0.383cm" svg:height="0.783cm" svg:x="10.003cm" svg:y="3.5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2cm" svg:height="0.783cm" svg:x="10.578cm" svg:y="3.5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.1cm" svg:height="0.6cm" svg:x="9.5cm" svg:y="2.8cm">
          <text:p text:style-name="P2">mid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.1cm" svg:height="0.6cm" svg:x="7.7cm" svg:y="3cm">
          <text:p text:style-name="P2">low</text:p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1.4cm" svg:height="0.8cm" svg:x="12.1cm" svg:y="3cm">
          <text:p text:style-name="P2">high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0.3cm" svg:height="2.2cm" draw:transform="rotate (1.5707963267949) translate (10.5cm 4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1" draw:text-style-name="P11" draw:layer="layout" svg:width="2.3cm" svg:height="0.6cm" svg:x="11cm" svg:y="4.9cm">
          <text:p text:style-name="P10"><text:span text:style-name="T1">values</text:span></text:p>
          <draw:enhanced-geometry svg:viewBox="0 0 21600 21600" draw:type="rectangle" draw:enhanced-path="M 0 0 L 21600 0 21600 21600 0 21600 0 0 Z N"/>
        </draw:custom-shape>
        <draw:line draw:style-name="gr42" draw:text-style-name="P6" draw:layer="layout" svg:x1="8.5cm" svg:y1="4.9cm" svg:x2="10.6cm" svg:y2="4.3cm">
          <text:p/>
        </draw:line>
        <draw:custom-shape draw:style-name="gr43" draw:text-style-name="P11" draw:layer="layout" svg:width="5.3cm" svg:height="0.8cm" svg:x="5.1cm" svg:y="4.8cm">
          <text:p text:style-name="P10"><text:span text:style-name="T1">new_low = mid +1</text:span>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1.1cm" svg:height="3.1cm" svg:x="4.9cm" svg:y="8.6cm">
          <text:p text:style-name="P2">[…. <text:s text:c="13"/>….]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383cm" svg:height="0.783cm" svg:x="10.003cm" svg:y="9.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0.382cm" svg:height="0.783cm" svg:x="10.578cm" svg:y="9.5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.1cm" svg:height="0.6cm" svg:x="10.4cm" svg:y="8.8cm">
          <text:p text:style-name="P2">mid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.1cm" svg:height="0.6cm" svg:x="7.7cm" svg:y="9cm">
          <text:p text:style-name="P2">low</text:p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1.4cm" svg:height="0.8cm" svg:x="12.1cm" svg:y="9cm">
          <text:p text:style-name="P2">high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0.3cm" svg:height="2.2cm" draw:transform="rotate (1.5707963267949) translate (8.2cm 10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1" draw:text-style-name="P11" draw:layer="layout" svg:width="2.3cm" svg:height="0.6cm" svg:x="8.1cm" svg:y="10.9cm">
          <text:p text:style-name="P10"><text:span text:style-name="T1">values</text:span></text:p>
          <draw:enhanced-geometry svg:viewBox="0 0 21600 21600" draw:type="rectangle" draw:enhanced-path="M 0 0 L 21600 0 21600 21600 0 21600 0 0 Z N"/>
        </draw:custom-shape>
        <draw:line draw:style-name="gr42" draw:text-style-name="P6" draw:layer="layout" svg:x1="12.5cm" svg:y1="10.9cm" svg:x2="10.4cm" svg:y2="10.3cm">
          <text:p/>
        </draw:line>
        <draw:custom-shape draw:style-name="gr43" draw:text-style-name="P11" draw:layer="layout" svg:width="5.3cm" svg:height="0.8cm" svg:x="10.6cm" svg:y="10.8cm">
          <text:p text:style-name="P10"><text:span text:style-name="T1">new_high = mid +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1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4" draw:text-style-name="P1" draw:layer="layout" svg:width="21cm" svg:height="1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1.47cm" svg:height="1.459cm" svg:x="2.479cm" svg:y="1.573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3.949cm" svg:y="1.573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.473cm" svg:height="1.459cm" svg:x="5.423cm" svg:y="1.573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6.896cm" svg:y="1.573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9" draw:layer="layout" svg:width="0.093cm" svg:height="1.64cm" draw:transform="rotate (-1.5707963267949) translate (3.304cm 1.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3" draw:layer="layout" svg:width="5.2cm" svg:height="0.7cm" svg:x="11cm" svg:y="1cm">
          <text:p text:style-name="P2">Comparison n = 5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1.474cm" svg:height="1.458cm" svg:x="2.484cm" svg:y="4.269cm">
          <text:p text:style-name="P12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" draw:layer="layout" svg:width="1.47cm" svg:height="1.458cm" svg:x="1cm" svg:y="4.271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" draw:layer="layout" svg:width="1.474cm" svg:height="1.458cm" svg:x="3.978cm" svg:y="4.269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" draw:layer="layout" svg:width="1.473cm" svg:height="1.458cm" svg:x="5.452cm" svg:y="4.269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" draw:layer="layout" svg:width="1.474cm" svg:height="1.458cm" svg:x="6.925cm" svg:y="4.269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9" draw:layer="layout" svg:width="0.093cm" svg:height="1.639cm" draw:transform="rotate (-1.5707963267949) translate (4.735cm 4.09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3" draw:layer="layout" svg:width="1.825cm" svg:height="0.549cm" svg:x="1.634cm" svg:y="3.461cm">
          <text:p text:style-name="P2">8&gt;3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1.474cm" svg:height="1.459cm" svg:x="3.968cm" svg:y="6.984cm">
          <text:p text:style-name="P12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1.47cm" svg:height="1.459cm" svg:x="1.001cm" svg:y="6.986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2.474cm" svg:y="6.984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.473cm" svg:height="1.459cm" svg:x="5.46cm" svg:y="6.984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6.933cm" svg:y="6.984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9" draw:layer="layout" svg:width="0.092cm" svg:height="1.632cm" draw:transform="rotate (-1.5707963267949) translate (6.367cm 6.81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8" draw:text-style-name="P3" draw:layer="layout" svg:width="1.818cm" svg:height="0.549cm" svg:x="3.003cm" svg:y="6.176cm">
          <text:p text:style-name="P2">8&gt;1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1.474cm" svg:height="1.459cm" svg:x="5.432cm" svg:y="9.701cm">
          <text:p text:style-name="P12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1.47cm" svg:height="1.459cm" svg:x="1.002cm" svg:y="9.701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2.475cm" svg:y="9.699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.473cm" svg:height="1.459cm" svg:x="3.948cm" svg:y="9.699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6.926cm" svg:y="9.699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9" draw:layer="layout" svg:width="0.093cm" svg:height="1.639cm" draw:transform="rotate (-1.5707963267949) translate (7.828cm 9.526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9" draw:text-style-name="P3" draw:layer="layout" svg:width="1.817cm" svg:height="0.546cm" svg:x="4.279cm" svg:y="8.894cm">
          <text:p text:style-name="P2">8&gt;7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1.474cm" svg:height="1.459cm" svg:x="6.91cm" svg:y="12.35cm">
          <text:p text:style-name="P12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1.47cm" svg:height="1.459cm" svg:x="1cm" svg:y="12.347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2.473cm" svg:y="12.345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.473cm" svg:height="1.459cm" svg:x="3.946cm" svg:y="12.345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5.42cm" svg:y="12.35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1.817cm" svg:height="0.546cm" svg:x="5.983cm" svg:y="11.554cm">
          <text:p text:style-name="P2">8&gt;0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1.474cm" svg:height="1.458cm" svg:x="1cm" svg:y="1.58cm">
          <text:p text:style-name="P12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0.8cm" svg:height="0.8cm" svg:x="13cm" svg:y="4.5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0.8cm" svg:height="0.8cm" svg:x="13cm" svg:y="1.9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0.8cm" svg:height="0.8cm" svg:x="13cm" svg:y="7.4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0.8cm" svg:height="0.8cm" svg:x="13cm" svg:y="10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0.8cm" svg:height="0.8cm" svg:x="13cm" svg:y="12.8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6" draw:layer="layout" svg:x1="3.5cm" svg:y1="1.4cm" svg:x2="10.5cm" svg:y2="1.3cm">
          <text:p/>
        </draw:line>
        <draw:custom-shape draw:style-name="gr62" draw:text-style-name="P3" draw:layer="layout" svg:width="5.3cm" svg:height="0.8cm" svg:x="14.4cm" svg:y="12.8cm">
          <text:p text:style-name="P2">n – 1 comparis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" draw:layer="layout" svg:width="9.4cm" svg:height="1.2cm" svg:x="10.2cm" svg:y="11.3cm">
          <text:p text:style-name="P2">The biggest number is at the end</text:p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0.8cm" svg:height="0.8cm" svg:x="15.4cm" svg:y="4.5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0.8cm" svg:height="0.8cm" svg:x="15.4cm" svg:y="1.9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0.8cm" svg:height="0.8cm" svg:x="15.4cm" svg:y="7.4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0.8cm" svg:height="0.8cm" svg:x="15.4cm" svg:y="10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4" draw:text-style-name="P1" draw:layer="layout" svg:width="21cm" svg:height="1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" draw:layer="layout" svg:width="5.2cm" svg:height="0.7cm" svg:x="11cm" svg:y="1cm">
          <text:p text:style-name="P2">Comparison n = 4</text:p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0.8cm" svg:height="0.8cm" svg:x="13cm" svg:y="4.5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0.8cm" svg:height="0.8cm" svg:x="13cm" svg:y="1.9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0.8cm" svg:height="0.8cm" svg:x="13cm" svg:y="7.4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0.8cm" svg:height="0.8cm" svg:x="13cm" svg:y="10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6" draw:layer="layout" svg:x1="3.5cm" svg:y1="1.3cm" svg:x2="10.5cm" svg:y2="1.3cm">
          <text:p/>
        </draw:line>
        <draw:custom-shape draw:style-name="gr62" draw:text-style-name="P3" draw:layer="layout" svg:width="5.3cm" svg:height="0.8cm" svg:x="14.4cm" svg:y="10cm">
          <text:p text:style-name="P2">n – 1 comparis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layout" svg:width="1.474cm" svg:height="1.459cm" svg:x="6.964cm" svg:y="4.305cm">
          <text:p text:style-name="P14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1" draw:layer="layout" svg:width="1.47cm" svg:height="1.459cm" svg:x="2.5cm" svg:y="4.3cm">
          <text:p text:style-name="P10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1cm" svg:y="4.3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.473cm" svg:height="1.459cm" svg:x="4cm" svg:y="4.3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5.474cm" svg:y="4.305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9" draw:layer="layout" svg:width="0.093cm" svg:height="1.639cm" draw:transform="rotate (-1.5707963267949) translate (5cm 4.10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9" draw:text-style-name="P3" draw:layer="layout" svg:width="1.817cm" svg:height="0.546cm" svg:x="1.5cm" svg:y="3.4cm">
          <text:p text:style-name="P2">3&gt;1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1.474cm" svg:height="1.459cm" svg:x="7.04cm" svg:y="7.005cm">
          <text:p text:style-name="P14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layout" svg:width="1.47cm" svg:height="1.459cm" svg:x="2.52cm" svg:y="7cm">
          <text:p text:style-name="P14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1.02cm" svg:y="7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1.473cm" svg:height="1.459cm" svg:x="4.05cm" svg:y="7cm">
          <text:p text:style-name="P10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5.55cm" svg:y="7.005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9" draw:layer="layout" svg:width="0.093cm" svg:height="1.639cm" draw:transform="rotate (-1.5707963267949) translate (6.469cm 6.80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9" draw:text-style-name="P3" draw:layer="layout" svg:width="1.817cm" svg:height="0.546cm" svg:x="1.9cm" svg:y="6.1cm">
          <text:p text:style-name="P2">3&lt;7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1.474cm" svg:height="1.459cm" svg:x="7.02cm" svg:y="9.705cm">
          <text:p text:style-name="P14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layout" svg:width="1.47cm" svg:height="1.459cm" svg:x="2.5cm" svg:y="9.7cm">
          <text:p text:style-name="P14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1cm" svg:y="9.7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layout" svg:width="1.473cm" svg:height="1.459cm" svg:x="5.5cm" svg:y="9.7cm">
          <text:p text:style-name="P10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4cm" svg:y="9.7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1.817cm" svg:height="0.546cm" svg:x="4.5cm" svg:y="8.8cm">
          <text:p text:style-name="P2">7&gt;0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1.474cm" svg:height="1.459cm" svg:x="7.02cm" svg:y="12.405cm">
          <text:p text:style-name="P14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layout" svg:width="1.47cm" svg:height="1.459cm" svg:x="2.5cm" svg:y="12.4cm">
          <text:p text:style-name="P14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5" draw:layer="layout" svg:width="1.474cm" svg:height="1.459cm" svg:x="1cm" svg:y="12.4cm">
          <text:p text:style-name="P1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5" draw:layer="layout" svg:width="1.473cm" svg:height="1.459cm" svg:x="5.5cm" svg:y="12.4cm">
          <text:p text:style-name="P14"><text:span text:style-name="T3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5" draw:layer="layout" svg:width="1.474cm" svg:height="1.459cm" svg:x="4cm" svg:y="12.4cm">
          <text:p text:style-name="P14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layout" svg:width="1.474cm" svg:height="1.459cm" svg:x="6.91cm" svg:y="1.505cm">
          <text:p text:style-name="P14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2.473cm" svg:y="1.5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.473cm" svg:height="1.459cm" svg:x="3.946cm" svg:y="1.5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5.42cm" svg:y="1.505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9" draw:layer="layout" svg:width="0.093cm" svg:height="1.639cm" draw:transform="rotate (-1.5707963267949) translate (3.339cm 1.3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1" draw:text-style-name="P11" draw:layer="layout" svg:width="1.47cm" svg:height="1.459cm" svg:x="1cm" svg:y="1.5cm">
          <text:p text:style-name="P10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0.8cm" svg:height="0.8cm" svg:x="15.4cm" svg:y="4.5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0.8cm" svg:height="0.8cm" svg:x="15.4cm" svg:y="1.9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0.8cm" svg:height="0.8cm" svg:x="15.4cm" svg:y="7.4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" draw:layer="layout" svg:width="4.5cm" svg:height="0.5cm" svg:x="2.3cm" svg:y="11.3cm">
          <text:p text:style-name="P2">……..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34" draw:text-style-name="P1" draw:layer="layout" svg:width="21cm" svg:height="1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1.47cm" svg:height="1.459cm" svg:x="6.459cm" svg:y="1.05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7.929cm" svg:y="1.05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.473cm" svg:height="1.459cm" svg:x="9.403cm" svg:y="1.05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10.876cm" svg:y="1.05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1.47cm" svg:height="1.459cm" svg:x="5cm" svg:y="1.05cm">
          <text:p text:style-name="P2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.473cm" svg:height="1.459cm" svg:x="12.35cm" svg:y="1.05cm">
          <text:p text:style-name="P2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13.823cm" svg:y="1.05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1.47cm" svg:height="1.459cm" svg:x="5.2cm" svg:y="3.07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7.2cm" svg:y="3.07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.473cm" svg:height="1.459cm" svg:x="9.3cm" svg:y="3.07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11.5cm" svg:y="3.07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1.47cm" svg:height="1.459cm" svg:x="3.2cm" svg:y="3.07cm">
          <text:p text:style-name="P2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.473cm" svg:height="1.459cm" svg:x="13.8cm" svg:y="3.07cm">
          <text:p text:style-name="P2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16cm" svg:y="3.07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1.47cm" svg:height="1.459cm" svg:x="5.2cm" svg:y="5.516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1" draw:layer="layout" svg:width="1.474cm" svg:height="1.459cm" svg:x="6.67cm" svg:y="5.516cm">
          <text:p text:style-name="P10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.473cm" svg:height="1.459cm" svg:x="10.5cm" svg:y="5.516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1" draw:layer="layout" svg:width="1.474cm" svg:height="1.459cm" svg:x="11.97cm" svg:y="5.516cm">
          <text:p text:style-name="P10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1.47cm" svg:height="1.459cm" svg:x="3.2cm" svg:y="5.516cm">
          <text:p text:style-name="P2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1.473cm" svg:height="1.459cm" svg:x="14.53cm" svg:y="5.516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1" draw:layer="layout" svg:width="1.474cm" svg:height="1.459cm" svg:x="16cm" svg:y="5.516cm">
          <text:p text:style-name="P10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1.817cm" svg:height="0.546cm" svg:x="5.883cm" svg:y="4.77cm">
          <text:p text:style-name="P2">3&gt;1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1.817cm" svg:height="0.546cm" svg:x="11.1cm" svg:y="4.77cm">
          <text:p text:style-name="P2">7&gt;0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1.817cm" svg:height="0.546cm" svg:x="15.1cm" svg:y="4.77cm">
          <text:p text:style-name="P2">10&gt;2</text:p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0.2cm" svg:height="2.6cm" draw:transform="rotate (1.5707963267949) translate (3.6cm 7.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5" draw:text-style-name="P9" draw:layer="layout" svg:width="0.5cm" svg:height="3.8cm" draw:transform="rotate (1.5707963267949) translate (3.6cm 7.4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6" draw:text-style-name="P9" draw:layer="layout" svg:width="0.2cm" svg:height="3.9cm" draw:transform="rotate (1.5707963267949) translate (11.3cm 7.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7" draw:text-style-name="P9" draw:layer="layout" svg:width="0.4cm" svg:height="3.1cm" draw:transform="rotate (1.5707963267949) translate (12.6cm 7.3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8" draw:text-style-name="P9" draw:layer="layout" svg:width="0.8cm" svg:height="4.4cm" draw:transform="rotate (1.5707963267949) translate (12.6cm 7.7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" draw:text-style-name="P5" draw:layer="layout" svg:width="0.14cm" svg:height="0.22cm" svg:x="6.12cm" svg:y="6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5" draw:layer="layout" svg:width="0.14cm" svg:height="0.22cm" svg:x="7.33cm" svg:y="6.8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5" draw:layer="layout" svg:width="0.14cm" svg:height="0.22cm" svg:x="15.12cm" svg:y="6.8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9" draw:text-style-name="P8" draw:layer="layout" svg:width="0.14cm" svg:height="0.22cm" svg:x="16.93cm" svg:y="6.8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9" draw:text-style-name="P8" draw:layer="layout" svg:width="0.14cm" svg:height="0.22cm" svg:x="15.63cm" svg:y="6.8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0" draw:text-style-name="P3" draw:layer="layout" svg:width="1cm" svg:height="0.9cm" svg:x="18.1cm" svg:y="3.2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" draw:layer="layout" svg:width="1cm" svg:height="0.9cm" svg:x="18.1cm" svg:y="5.7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1.47cm" svg:height="1.459cm" svg:x="5.2cm" svg:y="8.67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1" draw:layer="layout" svg:width="1.474cm" svg:height="1.459cm" svg:x="6.67cm" svg:y="8.67cm">
          <text:p text:style-name="P10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1.47cm" svg:height="1.459cm" svg:x="3.73cm" svg:y="8.67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1.817cm" svg:height="0.546cm" svg:x="6.1cm" svg:y="7.87cm">
          <text:p text:style-name="P2">8&gt;3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1.817cm" svg:height="0.546cm" svg:x="4cm" svg:y="7.87cm">
          <text:p text:style-name="P2">8&gt;1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1.473cm" svg:height="1.459cm" svg:x="11.59cm" svg:y="8.67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13.06cm" svg:y="8.67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1.473cm" svg:height="1.459cm" svg:x="14.53cm" svg:y="8.67cm">
          <text:p text:style-name="P10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1" draw:layer="layout" svg:width="1.474cm" svg:height="1.459cm" svg:x="16cm" svg:y="8.67cm">
          <text:p text:style-name="P10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1cm" svg:height="0.9cm" svg:x="18.101cm" svg:y="8.9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" draw:layer="layout" svg:width="1.817cm" svg:height="0.546cm" svg:x="13.3cm" svg:y="7.87cm">
          <text:p text:style-name="P2">7&gt;2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1.817cm" svg:height="0.546cm" svg:x="11.2cm" svg:y="7.87cm">
          <text:p text:style-name="P2">0&lt;2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1.817cm" svg:height="0.546cm" svg:x="15.4cm" svg:y="7.87cm">
          <text:p text:style-name="P2">7&lt;10</text:p>
          <draw:enhanced-geometry svg:viewBox="0 0 21600 21600" draw:type="rectangle" draw:enhanced-path="M 0 0 L 21600 0 21600 21600 0 21600 0 0 Z N"/>
        </draw:custom-shape>
        <draw:custom-shape draw:style-name="gr82" draw:text-style-name="P9" draw:layer="layout" svg:width="0.358cm" svg:height="7.9cm" draw:transform="rotate (1.5707963267949) translate (4.4cm 10.5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3" draw:text-style-name="P9" draw:layer="layout" svg:width="0.476cm" svg:height="9.5cm" draw:transform="rotate (1.5707963267949) translate (4.4cm 10.618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" draw:text-style-name="P5" draw:layer="layout" svg:width="0.14cm" svg:height="0.22cm" svg:x="12.23cm" svg:y="9.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5" draw:layer="layout" svg:width="0.14cm" svg:height="0.22cm" svg:x="13.83cm" svg:y="9.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4" draw:text-style-name="P9" draw:layer="layout" svg:width="0.84cm" svg:height="9cm" draw:transform="rotate (1.5707963267949) translate (6cm 10.97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9" draw:text-style-name="P8" draw:layer="layout" svg:width="0.14cm" svg:height="0.22cm" svg:x="14.93cm" svg:y="9.95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5" draw:text-style-name="P11" draw:layer="layout" svg:width="1.47cm" svg:height="1.459cm" svg:x="6.5cm" svg:y="12.25cm">
          <text:p text:style-name="P10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1" draw:layer="layout" svg:width="1.474cm" svg:height="1.459cm" svg:x="7.97cm" svg:y="12.25cm">
          <text:p text:style-name="P10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1.473cm" svg:height="1.459cm" svg:x="9.444cm" svg:y="12.25cm">
          <text:p text:style-name="P10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1" draw:layer="layout" svg:width="1.474cm" svg:height="1.459cm" svg:x="10.917cm" svg:y="12.25cm">
          <text:p text:style-name="P10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1.47cm" svg:height="1.459cm" svg:x="5.001cm" svg:y="12.25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1.473cm" svg:height="1.459cm" svg:x="12.391cm" svg:y="12.25cm">
          <text:p text:style-name="P10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474cm" svg:height="1.459cm" svg:x="13.9cm" svg:y="12.25cm">
          <text:p text:style-name="P2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1.817cm" svg:height="0.546cm" svg:x="4.583cm" svg:y="11.45cm">
          <text:p text:style-name="P2">1&gt;0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1.817cm" svg:height="0.546cm" svg:x="6.6cm" svg:y="11.45cm">
          <text:p text:style-name="P2">1&lt;2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1.817cm" svg:height="0.546cm" svg:x="8.6cm" svg:y="11.45cm">
          <text:p text:style-name="P2">3&gt;2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1.817cm" svg:height="0.546cm" svg:x="10.6cm" svg:y="11.45cm">
          <text:p text:style-name="P2">3&lt;7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1.817cm" svg:height="0.546cm" svg:x="12.6cm" svg:y="11.45cm">
          <text:p text:style-name="P2">8&gt;7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1.817cm" svg:height="0.546cm" svg:x="14.6cm" svg:y="11.45cm">
          <text:p text:style-name="P2">8&lt;10</text:p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0.2cm" svg:height="2.1cm" draw:transform="rotate (1.5707963267949) translate (5.8cm 3.06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9" draw:layer="layout" svg:width="0.2cm" svg:height="2.1cm" draw:transform="rotate (1.5707963267949) translate (10.1cm 3.06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6" draw:text-style-name="P9" draw:layer="layout" svg:width="0.2cm" svg:height="2.1cm" draw:transform="rotate (1.5707963267949) translate (14.7cm 3.06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7" draw:text-style-name="P9" draw:layer="layout" svg:width="0.703cm" svg:height="7.5cm" draw:transform="rotate (1.5707963267949) translate (6cm 10.809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9" draw:text-style-name="P8" draw:layer="layout" svg:width="0.14cm" svg:height="0.22cm" svg:x="13.43cm" svg:y="9.95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8" draw:text-style-name="P9" draw:layer="layout" svg:width="0.941cm" svg:height="8.1cm" draw:transform="rotate (1.5707963267949) translate (7.4cm 11.1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9" draw:text-style-name="P16" draw:layer="layout" svg:width="0.14cm" svg:height="0.221cm" svg:x="15.43cm" svg:y="9.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9" draw:layer="layout" svg:width="1.041cm" svg:height="9.299cm" draw:transform="rotate (1.5707963267949) translate (7.401cm 11.2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9" draw:text-style-name="P16" draw:layer="layout" svg:width="0.14cm" svg:height="0.221cm" svg:x="16.63cm" svg:y="9.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Default">
        <draw:custom-shape draw:style-name="gr34" draw:text-style-name="P1" draw:layer="layout" svg:width="21cm" svg:height="1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8" draw:layer="layout" svg:width="15.9cm" svg:height="2cm" svg:x="2.3cm" svg:y="1.2cm">
          <text:p text:style-name="P17"><text:span text:style-name="T4">array_input = <text:s/>[….…. <text:s text:c="31"/></text:span>….…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" draw:layer="layout" svg:width="1.1cm" svg:height="0.4cm" svg:x="6.4cm" svg:y="1.3cm">
          <text:p text:style-name="P2">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" draw:layer="layout" svg:width="1.3cm" svg:height="0.4cm" svg:x="15.2cm" svg:y="1.3cm">
          <text:p text:style-name="P2">hi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" draw:layer="layout" svg:width="1.2cm" svg:height="0.4cm" svg:x="10.1cm" svg:y="1.3cm">
          <text:p text:style-name="P2">m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8" draw:layer="layout" svg:width="0.383cm" svg:height="0.783cm" svg:x="10.8cm" svg:y="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draw:layer="layout" svg:width="0.3cm" svg:height="4.2cm" draw:transform="rotate (1.5707963267949) translate (6.8cm 3.1cm)">
          <text:p/>
          <draw:enhanced-geometry svg:viewBox="0 0 21600 21600" draw:mirror-vertical="false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6" draw:text-style-name="P9" draw:layer="layout" svg:width="0.3cm" svg:height="4.3cm" draw:transform="rotate (1.5707963267949) translate (11.5cm 3.1cm)">
          <text:p/>
          <draw:enhanced-geometry svg:viewBox="0 0 21600 21600" draw:mirror-vertical="false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7" draw:text-style-name="P5" draw:layer="layout" svg:width="0.382cm" svg:height="0.783cm" svg:x="11.318cm" svg:y="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draw:layer="layout" svg:width="1.7cm" svg:height="0.4cm" svg:x="11.5cm" svg:y="1.3cm">
          <text:p text:style-name="P2">mid+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" draw:layer="layout" svg:width="1.1cm" svg:height="0.4cm" svg:x="8.3cm" svg:y="3.3cm">
          <text:p text:style-name="P2">le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" draw:layer="layout" svg:width="1.4cm" svg:height="0.4cm" svg:x="13cm" svg:y="3.294cm">
          <text:p text:style-name="P2">righ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8" draw:layer="layout" svg:width="7.6cm" svg:height="1.4cm" svg:x="0.941cm" svg:y="5.3cm">
          <text:p text:style-name="P17"><text:span text:style-name="T4">left_side = [….…. <text:s text:c="5"/>….….</text:span>]</text:p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7.1cm" svg:height="1.4cm" svg:x="11.5cm" svg:y="5.3cm">
          <text:p text:style-name="P17"><text:span text:style-name="T4">right_side = [….…. <text:s text:c="5"/>….….</text:span>]</text:p>
          <draw:enhanced-geometry svg:viewBox="0 0 21600 21600" draw:type="rectangle" draw:enhanced-path="M 0 0 L 21600 0 21600 21600 0 21600 0 0 Z N"/>
        </draw:custom-shape>
        <draw:custom-shape draw:style-name="gr92" draw:text-style-name="P3" draw:layer="layout" svg:width="1.1cm" svg:height="0.4cm" svg:x="3.8cm" svg:y="5cm">
          <text:p text:style-name="P2">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" draw:layer="layout" svg:width="1.2cm" svg:height="0.4cm" svg:x="8cm" svg:y="5cm">
          <text:p text:style-name="P2">m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" draw:layer="layout" svg:width="2cm" svg:height="0.4cm" svg:x="14.4cm" svg:y="5cm">
          <text:p text:style-name="P2">mid +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" draw:layer="layout" svg:width="1.2cm" svg:height="0.4cm" svg:x="18.7cm" svg:y="4.994cm">
          <text:p text:style-name="P2">hi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" draw:layer="layout" svg:width="1.1cm" svg:height="0.4cm" svg:x="2.9cm" svg:y="6.5cm">
          <text:p text:style-name="P2">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6" draw:layer="layout" svg:x1="2.8cm" svg:y1="7.1cm" svg:x2="4.6cm" svg:y2="7.1cm">
          <text:p/>
        </draw:line>
        <draw:custom-shape draw:style-name="gr92" draw:text-style-name="P3" draw:layer="layout" svg:width="1.1cm" svg:height="0.4cm" svg:x="14.3cm" svg:y="6.5cm">
          <text:p text:style-name="P2">j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6" draw:layer="layout" svg:x1="14.2cm" svg:y1="7.1cm" svg:x2="16cm" svg:y2="7.1cm">
          <text:p/>
        </draw:line>
        <draw:custom-shape draw:style-name="gr103" draw:text-style-name="P19" draw:layer="layout" svg:width="16.1cm" svg:height="3.3cm" svg:x="2.2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9" draw:layer="layout" svg:width="8.3cm" svg:height="3.3cm" svg:x="1cm" svg:y="4.6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9" draw:layer="layout" svg:width="8.3cm" svg:height="3.3cm" svg:x="11.7cm" svg:y="4.6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3" draw:layer="layout" svg:width="1.5cm" svg:height="0.5cm" svg:x="5.9cm" svg:y="5.4cm">
          <text:p text:style-name="P2">left[i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" draw:layer="layout" svg:width="1.7cm" svg:height="0.5cm" svg:x="16.8cm" svg:y="5.4cm">
          <text:p text:style-name="P2">right[j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19" draw:layer="layout" svg:width="16.6cm" svg:height="3.5cm" svg:x="2.2cm" svg:y="10.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18" draw:layer="layout" svg:width="14.9cm" svg:height="2cm" svg:x="2.5cm" svg:y="10.7cm">
          <text:p text:style-name="P17"><text:span text:style-name="T4">array_input = <text:s/>[….…. <text:s text:c="21"/></text:span>….…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" draw:layer="layout" svg:width="1.1cm" svg:height="0.4cm" svg:x="6.5cm" svg:y="10.8cm">
          <text:p text:style-name="P2">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" draw:layer="layout" svg:width="1.3cm" svg:height="0.4cm" svg:x="13.7cm" svg:y="10.8cm">
          <text:p text:style-name="P2">hi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" draw:layer="layout" svg:width="1.1cm" svg:height="0.4cm" svg:x="6.7cm" svg:y="12.3cm">
          <text:p text:style-name="P2">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6" draw:layer="layout" svg:x1="6.6cm" svg:y1="12.9cm" svg:x2="8.4cm" svg:y2="12.9cm">
          <text:p/>
        </draw:line>
        <draw:custom-shape draw:style-name="gr109" draw:text-style-name="P9" draw:layer="layout" svg:width="0.6cm" svg:height="10.9cm" draw:transform="rotate (1.5707963267949) translate (5.1cm 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0" draw:text-style-name="P21" draw:layer="layout" svg:width="4cm" svg:height="0.5cm" svg:x="8.678cm" svg:y="8.08cm">
          <text:p text:style-name="P20"><text:span text:style-name="T4">left[i] &lt; </text:span>right[j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1" draw:text-style-name="P6" draw:layer="layout" svg:x1="10.5cm" svg:y1="8.6cm" svg:x2="9.5cm" svg:y2="11.2cm">
          <text:p/>
        </draw:line>
        <draw:line draw:style-name="gr42" draw:text-style-name="P6" draw:layer="layout" svg:x1="10.5cm" svg:y1="8.6cm" svg:x2="11.5cm" svg:y2="11.2cm">
          <text:p/>
        </draw:line>
        <draw:custom-shape draw:style-name="gr112" draw:text-style-name="P23" draw:layer="layout" svg:width="1.5cm" svg:height="0.8cm" svg:x="8.8cm" svg:y="11.3cm">
          <text:p text:style-name="P22"><text:span text:style-name="T5">left[i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1" draw:layer="layout" svg:width="1.7cm" svg:height="0.8cm" svg:x="10.8cm" svg:y="11.3cm">
          <text:p text:style-name="P10"><text:span text:style-name="T1">right[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3" draw:layer="layout" svg:width="1.1cm" svg:height="0.4cm" svg:x="9cm" svg:y="9.1cm">
          <text:p text:style-name="P22"><text:span text:style-name="T5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1" draw:layer="layout" svg:width="1.1cm" svg:height="0.4cm" svg:x="11cm" svg:y="9.1cm">
          <text:p text:style-name="P10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3" draw:layer="layout" svg:width="1.5cm" svg:height="0.8cm" svg:x="8.8cm" svg:y="11.3cm">
          <text:p text:style-name="P22"><text:span text:style-name="T5">left[i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5" draw:layer="layout" svg:width="4cm" svg:height="0.8cm" svg:x="8.6cm" svg:y="12.7cm">
          <text:p text:style-name="P24"><text:span text:style-name="T6">array_input[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1" draw:text-style-name="P6" draw:layer="layout" svg:x1="9.5cm" svg:y1="12.1cm" svg:x2="9.8cm" svg:y2="12.7cm">
          <text:p/>
        </draw:line>
        <draw:line draw:style-name="gr42" draw:text-style-name="P6" draw:layer="layout" svg:x1="11.6cm" svg:y1="12.1cm" svg:x2="11.4cm" svg:y2="12.7cm">
          <text:p/>
        </draw:line>
      </draw:page>
      <draw:page draw:name="page8" draw:style-name="dp1" draw:master-page-name="Default">
        <draw:custom-shape draw:style-name="gr34" draw:text-style-name="P1" draw:layer="layout" svg:width="21cm" svg:height="1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" draw:layer="layout" svg:width="1.315cm" svg:height="1.306cm" svg:x="2.307cm" svg:y="2.035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" draw:layer="layout" svg:width="1.319cm" svg:height="1.306cm" svg:x="3.622cm" svg:y="2.035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" draw:layer="layout" svg:width="1.32cm" svg:height="1.306cm" svg:x="4.941cm" svg:y="2.035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" draw:layer="layout" svg:width="1.32cm" svg:height="1.306cm" svg:x="6.261cm" svg:y="2.035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" draw:layer="layout" svg:width="1.316cm" svg:height="1.306cm" svg:x="1cm" svg:y="2.035cm">
          <text:p text:style-name="P2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" draw:layer="layout" svg:width="1.319cm" svg:height="1.306cm" svg:x="7.581cm" svg:y="2.035cm">
          <text:p text:style-name="P2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1" draw:layer="layout" svg:width="1.317cm" svg:height="1.306cm" svg:x="8.9cm" svg:y="2.035cm">
          <text:p text:style-name="P10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9" draw:layer="layout" svg:width="0.452cm" svg:height="7.428cm" draw:transform="rotate (1.5707963267949) translate (1.807cm 2.03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" draw:text-style-name="P5" draw:layer="layout" svg:width="0.135cm" svg:height="0.199cm" svg:x="9.163cm" svg:y="1.98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1" draw:text-style-name="P3" draw:layer="layout" svg:width="1.627cm" svg:height="0.489cm" svg:x="3.149cm" svg:y="1.05cm">
          <text:p text:style-name="P2">8&gt;2</text:p>
          <draw:enhanced-geometry svg:viewBox="0 0 21600 21600" draw:type="rectangle" draw:enhanced-path="M 0 0 L 21600 0 21600 21600 0 21600 0 0 Z N"/>
        </draw:custom-shape>
        <draw:custom-shape draw:style-name="gr122" draw:text-style-name="P9" draw:layer="layout" svg:width="0.45cm" svg:height="6.127cm" draw:transform="rotate (1.5707963267949) translate (1.849cm 3.766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9" draw:text-style-name="P8" draw:layer="layout" svg:width="0.134cm" svg:height="0.199cm" svg:x="1.794cm" svg:y="3.163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3" draw:text-style-name="P9" draw:layer="layout" svg:width="0.45cm" svg:height="1.282cm" draw:transform="rotate (1.5707963267949) translate (8.313cm 3.766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9" draw:text-style-name="P8" draw:layer="layout" svg:width="0.132cm" svg:height="0.199cm" svg:x="8.253cm" svg:y="3.163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5" draw:text-style-name="P3" draw:layer="layout" svg:width="1.315cm" svg:height="1.306cm" svg:x="2.307cm" svg:y="4.899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" draw:layer="layout" svg:width="1.319cm" svg:height="1.306cm" svg:x="3.622cm" svg:y="4.899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" draw:layer="layout" svg:width="1.32cm" svg:height="1.306cm" svg:x="4.941cm" svg:y="4.899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" draw:layer="layout" svg:width="1.32cm" svg:height="1.306cm" svg:x="6.261cm" svg:y="4.899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15" draw:layer="layout" svg:width="1.316cm" svg:height="1.306cm" svg:x="1cm" svg:y="4.899cm">
          <text:p text:style-name="P14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1" draw:layer="layout" svg:width="1.279cm" svg:height="1.306cm" svg:x="7.581cm" svg:y="4.899cm">
          <text:p text:style-name="P10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15" draw:layer="layout" svg:width="1.317cm" svg:height="1.306cm" svg:x="8.9cm" svg:y="4.899cm">
          <text:p text:style-name="P14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9" draw:layer="layout" svg:width="0.45cm" svg:height="7.428cm" draw:transform="rotate (1.5707963267949) translate (1.807cm 2.044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7" draw:text-style-name="P3" draw:layer="layout" svg:width="1.627cm" svg:height="0.487cm" svg:x="3.15cm" svg:y="1.06cm">
          <text:p text:style-name="P2">8&gt;2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133cm" svg:height="0.198cm" svg:x="8.171cm" svg:y="4.80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8" draw:text-style-name="P9" draw:layer="layout" svg:width="0.452cm" svg:height="6.446cm" draw:transform="rotate (1.5707963267949) translate (1.795cm 4.856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9" draw:text-style-name="P3" draw:layer="layout" svg:width="1.627cm" svg:height="0.49cm" svg:x="3.137cm" svg:y="3.869cm">
          <text:p text:style-name="P2">10&gt;2</text:p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0.452cm" svg:height="4.926cm" draw:transform="rotate (1.5707963267949) translate (1.867cm 6.632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9" draw:text-style-name="P8" draw:layer="layout" svg:width="0.132cm" svg:height="0.199cm" svg:x="1.807cm" svg:y="6.027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3" draw:text-style-name="P9" draw:layer="layout" svg:width="0.452cm" svg:height="1.282cm" draw:transform="rotate (1.5707963267949) translate (6.971cm 6.632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9" draw:text-style-name="P8" draw:layer="layout" svg:width="0.135cm" svg:height="0.199cm" svg:x="6.901cm" svg:y="6.027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1" draw:text-style-name="P3" draw:layer="layout" svg:width="1.315cm" svg:height="1.305cm" svg:x="2.308cm" svg:y="7.765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" draw:layer="layout" svg:width="1.32cm" svg:height="1.305cm" svg:x="3.623cm" svg:y="7.765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" draw:layer="layout" svg:width="1.318cm" svg:height="1.305cm" svg:x="4.943cm" svg:y="7.765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11" draw:layer="layout" svg:width="1.271cm" svg:height="1.305cm" svg:x="6.261cm" svg:y="7.765cm">
          <text:p text:style-name="P10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5" draw:layer="layout" svg:width="1.316cm" svg:height="1.305cm" svg:x="1.001cm" svg:y="7.765cm">
          <text:p text:style-name="P1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5" draw:layer="layout" svg:width="1.341cm" svg:height="1.305cm" svg:x="7.582cm" svg:y="7.765cm">
          <text:p text:style-name="P14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5" draw:layer="layout" svg:width="1.318cm" svg:height="1.305cm" svg:x="8.9cm" svg:y="7.765cm">
          <text:p text:style-name="P14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134cm" svg:height="0.199cm" svg:x="6.926cm" svg:y="7.65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8" draw:text-style-name="P9" draw:layer="layout" svg:width="0.452cm" svg:height="4.027cm" draw:transform="rotate (1.5707963267949) translate (2.97cm 7.721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9" draw:text-style-name="P3" draw:layer="layout" svg:width="1.626cm" svg:height="0.49cm" svg:x="1.359cm" svg:y="6.735cm">
          <text:p text:style-name="P2">2&gt;0</text:p>
          <draw:enhanced-geometry svg:viewBox="0 0 21600 21600" draw:type="rectangle" draw:enhanced-path="M 0 0 L 21600 0 21600 21600 0 21600 0 0 Z N"/>
        </draw:custom-shape>
        <draw:custom-shape draw:style-name="gr140" draw:text-style-name="P9" draw:layer="layout" svg:width="0.451cm" svg:height="2.417cm" draw:transform="rotate (1.5707963267949) translate (2.963cm 9.522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9" draw:text-style-name="P8" draw:layer="layout" svg:width="0.134cm" svg:height="0.198cm" svg:x="2.907cm" svg:y="8.893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1" draw:text-style-name="P9" draw:layer="layout" svg:width="0.451cm" svg:height="1.281cm" draw:transform="rotate (1.5707963267949) translate (5.648cm 9.522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9" draw:text-style-name="P8" draw:layer="layout" svg:width="0.134cm" svg:height="0.198cm" svg:x="5.583cm" svg:y="8.893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3" draw:layer="layout" svg:width="1.625cm" svg:height="0.49cm" svg:x="4.761cm" svg:y="6.735cm">
          <text:p text:style-name="P2">3&gt;2</text:p>
          <draw:enhanced-geometry svg:viewBox="0 0 21600 21600" draw:type="rectangle" draw:enhanced-path="M 0 0 L 21600 0 21600 21600 0 21600 0 0 Z N"/>
        </draw:custom-shape>
        <draw:custom-shape draw:style-name="gr143" draw:text-style-name="P3" draw:layer="layout" svg:width="1.316cm" svg:height="1.307cm" svg:x="2.308cm" svg:y="10.629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" draw:layer="layout" svg:width="1.319cm" svg:height="1.307cm" svg:x="3.624cm" svg:y="10.629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11" draw:layer="layout" svg:width="1.271cm" svg:height="1.307cm" svg:x="4.943cm" svg:y="10.629cm">
          <text:p text:style-name="P10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15" draw:layer="layout" svg:width="1.308cm" svg:height="1.307cm" svg:x="6.262cm" svg:y="10.629cm">
          <text:p text:style-name="P14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15" draw:layer="layout" svg:width="1.317cm" svg:height="1.307cm" svg:x="1.002cm" svg:y="10.629cm">
          <text:p text:style-name="P1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15" draw:layer="layout" svg:width="1.341cm" svg:height="1.307cm" svg:x="7.583cm" svg:y="10.629cm">
          <text:p text:style-name="P14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5" draw:layer="layout" svg:width="1.32cm" svg:height="1.307cm" svg:x="8.9cm" svg:y="10.629cm">
          <text:p text:style-name="P14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134cm" svg:height="0.197cm" svg:x="5.583cm" svg:y="10.52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0" draw:text-style-name="P9" draw:layer="layout" svg:width="0.45cm" svg:height="2.685cm" draw:transform="rotate (1.5707963267949) translate (2.97cm 10.584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1" draw:text-style-name="P9" draw:layer="layout" svg:width="0.45cm" svg:height="1.164cm" draw:transform="rotate (1.5707963267949) translate (2.97cm 12.387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9" draw:text-style-name="P8" draw:layer="layout" svg:width="0.134cm" svg:height="0.197cm" svg:x="2.908cm" svg:y="11.758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2" draw:text-style-name="P9" draw:layer="layout" svg:width="0.45cm" svg:height="1.28cm" draw:transform="rotate (1.5707963267949) translate (4.313cm 12.387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9" draw:text-style-name="P8" draw:layer="layout" svg:width="0.134cm" svg:height="0.197cm" svg:x="4.249cm" svg:y="11.758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3" draw:text-style-name="P3" draw:layer="layout" svg:width="1.625cm" svg:height="0.489cm" svg:x="3.597cm" svg:y="9.6cm">
          <text:p text:style-name="P2">7&gt;2</text:p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1.316cm" svg:height="1.306cm" svg:x="2.307cm" svg:y="10.641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" draw:layer="layout" svg:width="1.32cm" svg:height="1.306cm" svg:x="3.623cm" svg:y="10.641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1" draw:layer="layout" svg:width="1.27cm" svg:height="1.306cm" svg:x="4.943cm" svg:y="10.641cm">
          <text:p text:style-name="P10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5" draw:layer="layout" svg:width="1.308cm" svg:height="1.306cm" svg:x="6.261cm" svg:y="10.641cm">
          <text:p text:style-name="P14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15" draw:layer="layout" svg:width="1.316cm" svg:height="1.306cm" svg:x="1.001cm" svg:y="10.641cm">
          <text:p text:style-name="P1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5" draw:layer="layout" svg:width="1.341cm" svg:height="1.306cm" svg:x="7.582cm" svg:y="10.641cm">
          <text:p text:style-name="P14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15" draw:layer="layout" svg:width="1.319cm" svg:height="1.306cm" svg:x="8.899cm" svg:y="10.641cm">
          <text:p text:style-name="P14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132cm" svg:height="0.197cm" svg:x="5.583cm" svg:y="10.53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8" draw:text-style-name="P9" draw:layer="layout" svg:width="0.449cm" svg:height="2.684cm" draw:transform="rotate (1.5707963267949) translate (2.97cm 10.589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9" draw:text-style-name="P9" draw:layer="layout" svg:width="0.452cm" svg:height="1.163cm" draw:transform="rotate (1.5707963267949) translate (2.963cm 12.4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9" draw:text-style-name="P8" draw:layer="layout" svg:width="0.134cm" svg:height="0.197cm" svg:x="2.907cm" svg:y="11.77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2" draw:text-style-name="P9" draw:layer="layout" svg:width="0.452cm" svg:height="1.28cm" draw:transform="rotate (1.5707963267949) translate (4.312cm 12.4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9" draw:text-style-name="P8" draw:layer="layout" svg:width="0.134cm" svg:height="0.197cm" svg:x="4.248cm" svg:y="11.77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0" draw:text-style-name="P3" draw:layer="layout" svg:width="1.626cm" svg:height="0.489cm" svg:x="3.595cm" svg:y="9.612cm">
          <text:p text:style-name="P2">7&gt;2</text:p>
          <draw:enhanced-geometry svg:viewBox="0 0 21600 21600" draw:type="rectangle" draw:enhanced-path="M 0 0 L 21600 0 21600 21600 0 21600 0 0 Z N"/>
        </draw:custom-shape>
        <draw:custom-shape draw:style-name="gr143" draw:text-style-name="P3" draw:layer="layout" svg:width="1.316cm" svg:height="1.307cm" svg:x="11.807cm" svg:y="9.929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1" draw:layer="layout" svg:width="1.27cm" svg:height="1.307cm" svg:x="13.123cm" svg:y="9.929cm">
          <text:p text:style-name="P10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15" draw:layer="layout" svg:width="1.4cm" svg:height="1.307cm" svg:x="14.442cm" svg:y="9.929cm">
          <text:p text:style-name="P14"><text:span text:style-name="T3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15" draw:layer="layout" svg:width="1.308cm" svg:height="1.307cm" svg:x="15.761cm" svg:y="9.929cm">
          <text:p text:style-name="P14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15" draw:layer="layout" svg:width="1.317cm" svg:height="1.307cm" svg:x="10.501cm" svg:y="9.929cm">
          <text:p text:style-name="P1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15" draw:layer="layout" svg:width="1.341cm" svg:height="1.307cm" svg:x="17.082cm" svg:y="9.929cm">
          <text:p text:style-name="P14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5" draw:layer="layout" svg:width="1.32cm" svg:height="1.307cm" svg:x="18.399cm" svg:y="9.929cm">
          <text:p text:style-name="P14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134cm" svg:height="0.197cm" svg:x="13.83cm" svg:y="9.82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3" draw:text-style-name="P9" draw:layer="layout" svg:width="0.45cm" svg:height="1.431cm" draw:transform="rotate (1.5707963267949) translate (12.469cm 9.92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3" draw:text-style-name="P3" draw:layer="layout" svg:width="1.625cm" svg:height="0.489cm" svg:x="12.5cm" svg:y="8.9cm">
          <text:p text:style-name="P2">1&lt;2</text:p>
          <draw:enhanced-geometry svg:viewBox="0 0 21600 21600" draw:type="rectangle" draw:enhanced-path="M 0 0 L 21600 0 21600 21600 0 21600 0 0 Z N"/>
        </draw:custom-shape>
        <draw:custom-shape draw:style-name="gr164" draw:text-style-name="P3" draw:layer="layout" svg:width="8.4cm" svg:height="1.5cm" svg:x="11.3cm" svg:y="1.9cm">
          <text:p text:style-name="P2">Let us consider 2 as the pivot</text:p>
          <draw:enhanced-geometry svg:viewBox="0 0 21600 21600" draw:type="rectangle" draw:enhanced-path="M 0 0 L 21600 0 21600 21600 0 21600 0 0 Z N"/>
        </draw:custom-shape>
        <draw:custom-shape draw:style-name="gr165" draw:text-style-name="P3" draw:layer="layout" svg:width="1.316cm" svg:height="1.307cm" svg:x="11.807cm" svg:y="12.298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5" draw:layer="layout" svg:width="1.32cm" svg:height="1.307cm" svg:x="13.123cm" svg:y="12.298cm">
          <text:p text:style-name="P2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25" draw:layer="layout" svg:width="1.4cm" svg:height="1.307cm" svg:x="14.442cm" svg:y="12.298cm">
          <text:p text:style-name="P2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5" draw:layer="layout" svg:width="1.32cm" svg:height="1.307cm" svg:x="15.761cm" svg:y="12.298cm">
          <text:p text:style-name="P2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5" draw:layer="layout" svg:width="1.317cm" svg:height="1.307cm" svg:x="10.501cm" svg:y="12.298cm">
          <text:p text:style-name="P2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5" draw:layer="layout" svg:width="1.341cm" svg:height="1.307cm" svg:x="17.082cm" svg:y="12.298cm">
          <text:p text:style-name="P2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5" draw:layer="layout" svg:width="1.32cm" svg:height="1.307cm" svg:x="18.399cm" svg:y="12.298cm">
          <text:p text:style-name="P24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3" draw:layer="layout" svg:width="8.6cm" svg:height="0.6cm" svg:x="10.829cm" svg:y="11.6cm">
          <text:p text:style-name="P2">Final vector using 2 as a pivot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34" draw:text-style-name="P1" draw:layer="layout" svg:width="21cm" svg:height="1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" draw:layer="layout" svg:width="9.7cm" svg:height="2.3cm" svg:x="10.3cm" svg:y="2.1cm">
          <text:p text:style-name="P2">Let us consider 1 as a new pivot.</text:p>
          <text:p text:style-name="P2">All the previous values are alredy</text:p>
          <text:p text:style-name="P2">ordered so a new pivot is choosen</text:p>
          <draw:enhanced-geometry svg:viewBox="0 0 21600 21600" draw:type="rectangle" draw:enhanced-path="M 0 0 L 21600 0 21600 21600 0 21600 0 0 Z N"/>
        </draw:custom-shape>
        <draw:custom-shape draw:style-name="gr173" draw:text-style-name="P11" draw:layer="layout" svg:width="1.24cm" svg:height="1.307cm" svg:x="2.35cm" svg:y="2.693cm">
          <text:p text:style-name="P10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5" draw:layer="layout" svg:width="1.25cm" svg:height="1.307cm" svg:x="3.65cm" svg:y="2.7cm">
          <text:p text:style-name="P14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5" draw:layer="layout" svg:width="1.4cm" svg:height="1.307cm" svg:x="4.941cm" svg:y="2.693cm">
          <text:p text:style-name="P2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5" draw:layer="layout" svg:width="1.32cm" svg:height="1.307cm" svg:x="6.26cm" svg:y="2.693cm">
          <text:p text:style-name="P2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25" draw:layer="layout" svg:width="1.317cm" svg:height="1.307cm" svg:x="1cm" svg:y="2.693cm">
          <text:p text:style-name="P2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25" draw:layer="layout" svg:width="1.341cm" svg:height="1.307cm" svg:x="7.581cm" svg:y="2.693cm">
          <text:p text:style-name="P2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5" draw:layer="layout" svg:width="1.32cm" svg:height="1.307cm" svg:x="8.898cm" svg:y="2.693cm">
          <text:p text:style-name="P24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3" draw:layer="layout" svg:width="1.625cm" svg:height="0.489cm" svg:x="1.6cm" svg:y="2.1cm">
          <text:p text:style-name="P2">0&lt;1</text:p>
          <draw:enhanced-geometry svg:viewBox="0 0 21600 21600" draw:type="rectangle" draw:enhanced-path="M 0 0 L 21600 0 21600 21600 0 21600 0 0 Z N"/>
        </draw:custom-shape>
        <draw:custom-shape draw:style-name="gr179" draw:text-style-name="P15" draw:layer="layout" svg:width="1.24cm" svg:height="1.307cm" svg:x="2.37cm" svg:y="5.5cm">
          <text:p text:style-name="P14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5" draw:layer="layout" svg:width="1.25cm" svg:height="1.307cm" svg:x="3.66cm" svg:y="5.5cm">
          <text:p text:style-name="P14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5" draw:layer="layout" svg:width="1.4cm" svg:height="1.307cm" svg:x="4.94cm" svg:y="5.5cm">
          <text:p text:style-name="P2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5" draw:layer="layout" svg:width="1.32cm" svg:height="1.307cm" svg:x="6.259cm" svg:y="5.5cm">
          <text:p text:style-name="P2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15" draw:layer="layout" svg:width="1.317cm" svg:height="1.307cm" svg:x="1cm" svg:y="5.5cm">
          <text:p text:style-name="P1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25" draw:layer="layout" svg:width="1.341cm" svg:height="1.307cm" svg:x="7.58cm" svg:y="5.5cm">
          <text:p text:style-name="P2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11" draw:layer="layout" svg:width="1.32cm" svg:height="1.307cm" svg:x="8.897cm" svg:y="5.5cm">
          <text:p text:style-name="P10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" draw:layer="layout" svg:width="8.5cm" svg:height="1.2cm" svg:x="10.7cm" svg:y="5.5cm">
          <text:p text:style-name="P2">Let us take 8 as the new pivo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135cm" svg:height="0.199cm" svg:x="9.53cm" svg:y="5.38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4" draw:text-style-name="P9" draw:layer="layout" svg:width="0.45cm" svg:height="1.4cm" draw:transform="rotate (1.5707963267949) translate (8.2cm 5.49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3" draw:text-style-name="P3" draw:layer="layout" svg:width="1.625cm" svg:height="0.489cm" svg:x="4.6cm" svg:y="4.8cm">
          <text:p text:style-name="P2">7&lt;8</text:p>
          <draw:enhanced-geometry svg:viewBox="0 0 21600 21600" draw:type="rectangle" draw:enhanced-path="M 0 0 L 21600 0 21600 21600 0 21600 0 0 Z N"/>
        </draw:custom-shape>
        <draw:custom-shape draw:style-name="gr153" draw:text-style-name="P3" draw:layer="layout" svg:width="1.625cm" svg:height="0.489cm" svg:x="6.3cm" svg:y="4.6cm">
          <text:p text:style-name="P2">3&lt;8</text:p>
          <draw:enhanced-geometry svg:viewBox="0 0 21600 21600" draw:type="rectangle" draw:enhanced-path="M 0 0 L 21600 0 21600 21600 0 21600 0 0 Z N"/>
        </draw:custom-shape>
        <draw:custom-shape draw:style-name="gr153" draw:text-style-name="P3" draw:layer="layout" svg:width="1.625cm" svg:height="0.489cm" svg:x="8.2cm" svg:y="4.4cm">
          <text:p text:style-name="P2">3&lt;8</text:p>
          <draw:enhanced-geometry svg:viewBox="0 0 21600 21600" draw:type="rectangle" draw:enhanced-path="M 0 0 L 21600 0 21600 21600 0 21600 0 0 Z N"/>
        </draw:custom-shape>
        <draw:custom-shape draw:style-name="gr185" draw:text-style-name="P9" draw:layer="layout" svg:width="0.291cm" svg:height="2.7cm" draw:transform="rotate (1.5707963267949) translate (6.9cm 5.486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86" draw:text-style-name="P9" draw:layer="layout" svg:width="0.091cm" svg:height="4.101cm" draw:transform="rotate (1.5707963267949) translate (5.5cm 5.486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41" draw:text-style-name="P9" draw:layer="layout" svg:width="0.451cm" svg:height="1.281cm" draw:transform="rotate (1.5707963267949) translate (8.285cm 7.279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9" draw:text-style-name="P8" draw:layer="layout" svg:width="0.134cm" svg:height="0.198cm" svg:x="8.22cm" svg:y="6.65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9" draw:text-style-name="P15" draw:layer="layout" svg:width="1.24cm" svg:height="1.307cm" svg:x="2.3cm" svg:y="8.1cm">
          <text:p text:style-name="P14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15" draw:layer="layout" svg:width="1.25cm" svg:height="1.307cm" svg:x="3.5cm" svg:y="8.1cm">
          <text:p text:style-name="P14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5" draw:layer="layout" svg:width="1.4cm" svg:height="1.307cm" svg:x="4.77cm" svg:y="8.1cm">
          <text:p text:style-name="P2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11" draw:layer="layout" svg:width="1.32cm" svg:height="1.307cm" svg:x="6.2cm" svg:y="8.1cm">
          <text:p text:style-name="P10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15" draw:layer="layout" svg:width="1.317cm" svg:height="1.307cm" svg:x="1cm" svg:y="8.1cm">
          <text:p text:style-name="P1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15" draw:layer="layout" svg:width="1.341cm" svg:height="1.307cm" svg:x="7.58cm" svg:y="8.1cm">
          <text:p text:style-name="P14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5" draw:layer="layout" svg:width="1.32cm" svg:height="1.307cm" svg:x="8.897cm" svg:y="8.1cm">
          <text:p text:style-name="P14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9" draw:layer="layout" svg:width="0.45cm" svg:height="1.4cm" draw:transform="rotate (1.5707963267949) translate (8.201cm 5.491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85" draw:text-style-name="P9" draw:layer="layout" svg:width="0.291cm" svg:height="2.7cm" draw:transform="rotate (1.5707963267949) translate (6.901cm 5.48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" draw:text-style-name="P5" draw:layer="layout" svg:width="0.135cm" svg:height="0.199cm" svg:x="6.829cm" svg:y="7.99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4" draw:text-style-name="P9" draw:layer="layout" svg:width="0.45cm" svg:height="1.4cm" draw:transform="rotate (1.5707963267949) translate (5.5cm 8.101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3" draw:text-style-name="P3" draw:layer="layout" svg:width="1.625cm" svg:height="0.489cm" svg:x="5.4cm" svg:y="7.011cm">
          <text:p text:style-name="P2">3&lt;7</text:p>
          <draw:enhanced-geometry svg:viewBox="0 0 21600 21600" draw:type="rectangle" draw:enhanced-path="M 0 0 L 21600 0 21600 21600 0 21600 0 0 Z N"/>
        </draw:custom-shape>
        <draw:custom-shape draw:style-name="gr141" draw:text-style-name="P9" draw:layer="layout" svg:width="0.451cm" svg:height="1.281cm" draw:transform="rotate (1.5707963267949) translate (5.565cm 9.829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9" draw:text-style-name="P8" draw:layer="layout" svg:width="0.134cm" svg:height="0.198cm" svg:x="5.5cm" svg:y="9.2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3" draw:text-style-name="P3" draw:layer="layout" svg:width="8.5cm" svg:height="1.2cm" svg:x="10.7cm" svg:y="8.1cm">
          <text:p text:style-name="P2">Let us take 3 as the new pivot</text:p>
          <draw:enhanced-geometry svg:viewBox="0 0 21600 21600" draw:type="rectangle" draw:enhanced-path="M 0 0 L 21600 0 21600 21600 0 21600 0 0 Z N"/>
        </draw:custom-shape>
        <draw:custom-shape draw:style-name="gr179" draw:text-style-name="P15" draw:layer="layout" svg:width="1.24cm" svg:height="1.307cm" svg:x="2.3cm" svg:y="10.6cm">
          <text:p text:style-name="P14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15" draw:layer="layout" svg:width="1.3cm" svg:height="1.307cm" svg:x="3.5cm" svg:y="10.6cm">
          <text:p text:style-name="P14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5" draw:layer="layout" svg:width="1.4cm" svg:height="1.307cm" svg:x="4.8cm" svg:y="10.6cm">
          <text:p text:style-name="P14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15" draw:layer="layout" svg:width="1.42cm" svg:height="1.307cm" svg:x="6.2cm" svg:y="10.6cm">
          <text:p text:style-name="P14"><text:span text:style-name="T3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15" draw:layer="layout" svg:width="1.317cm" svg:height="1.307cm" svg:x="1cm" svg:y="10.6cm">
          <text:p text:style-name="P1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15" draw:layer="layout" svg:width="1.341cm" svg:height="1.307cm" svg:x="7.58cm" svg:y="10.6cm">
          <text:p text:style-name="P14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5" draw:layer="layout" svg:width="1.32cm" svg:height="1.307cm" svg:x="8.897cm" svg:y="10.6cm">
          <text:p text:style-name="P14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custom-shape draw:style-name="gr192" draw:text-style-name="P1" draw:layer="layout" svg:width="14.8cm" svg:height="10.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82cm" svg:height="1.82cm" svg:x="1.03cm" svg:y="3.4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816cm" svg:height="1.82cm" svg:x="2.85cm" svg:y="3.4cm">
          <text:p text:style-name="P2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82cm" svg:height="1.82cm" svg:x="4.666cm" svg:y="3.4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819cm" svg:height="1.82cm" svg:x="6.486cm" svg:y="3.4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82cm" svg:height="1.82cm" svg:x="8.305cm" svg:y="3.4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1" draw:layer="layout" svg:width="1.819cm" svg:height="1.82cm" svg:x="10.13cm" svg:y="3.4cm">
          <text:p text:style-name="P10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1" draw:layer="layout" svg:width="1.82cm" svg:height="1.82cm" svg:x="11.949cm" svg:y="3.4cm">
          <text:p text:style-name="P10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" draw:layer="layout" svg:width="1.819cm" svg:height="0.82cm" svg:x="1.03cm" svg:y="5.3cm">
          <text:p text:style-name="P2">1&lt;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" draw:layer="layout" svg:width="1.819cm" svg:height="0.82cm" svg:x="2.85cm" svg:y="5.3cm">
          <text:p text:style-name="P2">8&lt;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" draw:layer="layout" svg:width="1.819cm" svg:height="0.82cm" svg:x="4.67cm" svg:y="5.3cm">
          <text:p text:style-name="P2">2&lt;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" draw:layer="layout" svg:width="1.819cm" svg:height="0.82cm" svg:x="6.49cm" svg:y="5.3cm">
          <text:p text:style-name="P2">5&lt;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" draw:layer="layout" svg:width="1.819cm" svg:height="0.82cm" svg:x="8.31cm" svg:y="5.3cm">
          <text:p text:style-name="P2">3&lt;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" draw:layer="layout" svg:width="1.819cm" svg:height="0.82cm" svg:x="10.13cm" svg:y="5.3cm">
          <text:p text:style-name="P2">9&lt;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" draw:layer="layout" svg:width="1.819cm" svg:height="0.82cm" svg:x="1.03cm" svg:y="6.2cm">
          <text:p text:style-name="P2">1&lt;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" draw:layer="layout" svg:width="1.819cm" svg:height="0.82cm" svg:x="2.85cm" svg:y="6.2cm">
          <text:p text:style-name="P2">8&lt;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" draw:layer="layout" svg:width="1.819cm" svg:height="0.82cm" svg:x="4.67cm" svg:y="6.2cm">
          <text:p text:style-name="P2">2&lt;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" draw:layer="layout" svg:width="1.819cm" svg:height="0.82cm" svg:x="6.49cm" svg:y="6.2cm">
          <text:p text:style-name="P2">5&lt;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" draw:layer="layout" svg:width="1.819cm" svg:height="0.82cm" svg:x="8.31cm" svg:y="6.2cm">
          <text:p text:style-name="P2">3&lt;9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custom-shape draw:style-name="gr196" draw:text-style-name="P3" draw:layer="layout" svg:width="1.001cm" svg:height="1cm" svg:x="1.8cm" svg:y="4.3cm">
          <text:p text:style-name="P2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21" draw:layer="layout" svg:width="0.998cm" svg:height="1cm" svg:x="2.801cm" svg:y="4.3cm">
          <text:p text:style-name="P20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21" draw:layer="layout" svg:width="1.001cm" svg:height="1cm" svg:x="3.799cm" svg:y="4.3cm">
          <text:p text:style-name="P20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21" draw:layer="layout" svg:width="0.999cm" svg:height="1cm" svg:x="4.8cm" svg:y="4.3cm">
          <text:p text:style-name="P20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21" draw:layer="layout" svg:width="1.001cm" svg:height="1cm" svg:x="5.799cm" svg:y="4.3cm">
          <text:p text:style-name="P20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27" draw:layer="layout" svg:width="1.001cm" svg:height="1cm" svg:x="6.806cm" svg:y="4.3cm">
          <text:p text:style-name="P26"><text:span text:style-name="T1">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1" draw:layer="layout" svg:width="0.998cm" svg:height="1cm" svg:x="7.807cm" svg:y="4.3cm">
          <text:p text:style-name="P20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1" draw:layer="layout" svg:width="1.001cm" svg:height="1cm" svg:x="8.805cm" svg:y="4.3cm">
          <text:p text:style-name="P20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1" draw:layer="layout" svg:width="0.999cm" svg:height="1cm" svg:x="9.806cm" svg:y="4.3cm">
          <text:p text:style-name="P20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1" draw:layer="layout" svg:width="1.001cm" svg:height="1cm" svg:x="10.805cm" svg:y="4.3cm">
          <text:p text:style-name="P20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1" draw:layer="layout" svg:width="0.998cm" svg:height="1cm" svg:x="11.796cm" svg:y="4.3cm">
          <text:p text:style-name="P20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135cm" svg:height="0.199cm" svg:x="11.237cm" svg:y="4.198cm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7" draw:text-style-name="P9" draw:layer="layout" svg:width="0.45cm" svg:height="1cm" draw:transform="rotate (1.5707963267949) translate (11.3cm 4.303cm)">
          <text:p/>
          <draw:enhanced-geometry svg:viewBox="0 0 21600 21600" draw:mirror-vertical="tru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" draw:text-style-name="P5" draw:layer="layout" svg:width="0.135cm" svg:height="0.199cm" svg:x="9.197cm" svg:y="4.186cm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7" draw:text-style-name="P9" draw:layer="layout" svg:width="0.45cm" svg:height="1cm" draw:transform="rotate (1.5707963267949) translate (9.26cm 4.291cm)">
          <text:p/>
          <draw:enhanced-geometry svg:viewBox="0 0 21600 21600" draw:mirror-vertical="tru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" draw:text-style-name="P5" draw:layer="layout" svg:width="0.135cm" svg:height="0.199cm" svg:x="7.297cm" svg:y="4.195cm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7" draw:text-style-name="P9" draw:layer="layout" svg:width="0.45cm" svg:height="1cm" draw:transform="rotate (1.5707963267949) translate (7.36cm 4.3cm)">
          <text:p/>
          <draw:enhanced-geometry svg:viewBox="0 0 21600 21600" draw:mirror-vertical="tru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08" draw:text-style-name="P28" draw:layer="layout" svg:width="0.135cm" svg:height="0.199cm" svg:x="11.197cm" svg:y="5.2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9847.058823529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9" draw:text-style-name="P9" draw:layer="layout" svg:width="0.45cm" svg:height="1cm" draw:transform="rotate (1.5707963267949) translate (11.273cm 5.747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08" draw:text-style-name="P28" draw:layer="layout" svg:width="0.135cm" svg:height="0.199cm" svg:x="9.197cm" svg:y="5.2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9847.058823529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9" draw:text-style-name="P9" draw:layer="layout" svg:width="0.45cm" svg:height="1cm" draw:transform="rotate (1.5707963267949) translate (9.273cm 5.747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08" draw:text-style-name="P28" draw:layer="layout" svg:width="0.135cm" svg:height="0.199cm" svg:x="4.197cm" svg:y="5.2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9847.058823529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9" draw:text-style-name="P9" draw:layer="layout" svg:width="0.45cm" svg:height="1cm" draw:transform="rotate (1.5707963267949) translate (4.273cm 5.747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08" draw:text-style-name="P28" draw:layer="layout" svg:width="0.135cm" svg:height="0.199cm" svg:x="2.224cm" svg:y="5.2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9847.058823529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9" draw:text-style-name="P9" draw:layer="layout" svg:width="0.45cm" svg:height="1cm" draw:transform="rotate (1.5707963267949) translate (2.3cm 5.747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92" draw:text-style-name="P1" draw:layer="layout" svg:width="14.8cm" svg:height="10.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Default">
        <draw:custom-shape draw:style-name="gr34" draw:text-style-name="P1" draw:layer="layout" svg:width="21cm" svg:height="1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18" draw:layer="layout" svg:width="18.2cm" svg:height="2cm" svg:x="1.3cm" svg:y="2.8cm">
          <text:p text:style-name="P17"><text:span text:style-name="T4">array_input = <text:s/>[ <text:s text:c="3"/>….…. <text:s text:c="43"/></text:span>….…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3" draw:layer="layout" svg:width="2.3cm" svg:height="0.4cm" svg:x="5.1cm" svg:y="2.96cm">
          <text:p text:style-name="P22"><text:span text:style-name="T5">0, piv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" draw:layer="layout" svg:width="2.75cm" svg:height="0.4cm" svg:x="16.2cm" svg:y="2.96cm">
          <text:p text:style-name="P2">el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19" draw:layer="layout" svg:width="19cm" svg:height="5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5" draw:layer="layout" svg:width="0.3cm" svg:height="0.5cm" svg:x="9.9cm" svg:y="3.6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30" draw:layer="layout" svg:width="14.3cm" svg:height="1.6cm" svg:x="5.1cm" svg:y="4.9cm">
          <text:p text:style-name="P29"><text:span text:style-name="T7">if array_input[i] &lt;= </text:span><text:span text:style-name="T6">array_input[0]</text:span></text:p>
          <text:p text:style-name="P29"><text:span text:style-name="T7">SWAP(array_input[i], array_input[current_position]</text:span><text:span text:style-name="T6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8" draw:layer="layout" svg:width="0.3cm" svg:height="0.5cm" svg:x="13.7cm" svg:y="3.6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15" draw:layer="layout" svg:width="0.5cm" svg:height="0.4cm" svg:x="13.6cm" svg:y="2.96cm">
          <text:p text:style-name="P14"><text:span text:style-name="T3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16" draw:layer="layout" svg:width="0.3cm" svg:height="0.5cm" svg:x="5.9cm" svg:y="3.6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9" draw:layer="layout" svg:width="0.5cm" svg:height="3.7cm" draw:transform="rotate (1.5707963267949) translate (10.1cm 4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0" draw:text-style-name="P11" draw:layer="layout" svg:width="4.6cm" svg:height="0.4cm" svg:x="8cm" svg:y="3.017cm">
          <text:p text:style-name="P10"><text:span text:style-name="T1">current_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25" draw:layer="layout" svg:width="7.8cm" svg:height="0.4cm" svg:x="7.2cm" svg:y="1.3cm">
          <text:p text:style-name="P24"><text:span text:style-name="T5">for i in range(0, elements):</text:span><text:span text:style-name="T6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18" draw:layer="layout" svg:width="18.2cm" svg:height="2cm" svg:x="1.3cm" svg:y="9.9cm">
          <text:p text:style-name="P17"><text:span text:style-name="T4">a</text:span><text:span text:style-name="T4">r</text:span><text:span text:style-name="T4">r</text:span><text:span text:style-name="T4">a</text:span><text:span text:style-name="T4">y</text:span><text:span text:style-name="T4">_</text:span><text:span text:style-name="T4">i</text:span><text:span text:style-name="T4">n</text:span><text:span text:style-name="T4">p</text:span><text:span text:style-name="T4">u</text:span><text:span text:style-name="T4">t</text:span><text:span text:style-name="T4"> </text:span><text:span text:style-name="T4">=</text:span><text:span text:style-name="T4"> </text:span><text:span text:style-name="T4"><text:s/></text:span><text:span text:style-name="T4">[</text:span><text:span text:style-name="T4"> </text:span><text:span text:style-name="T4"><text:s/></text:span><text:span text:style-name="T4"><text:s/></text:span><text:span text:style-name="T4"><text:s/></text:span><text:span text:style-name="T4">…</text:span><text:span text:style-name="T4">.</text:span><text:span text:style-name="T4">…</text:span><text:span text:style-name="T4">.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…</text:span><text:span text:style-name="T4">.</text:span><text:span text:style-name="T4">…</text:span><text:span text:style-name="T4">.</text:span>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3" draw:layer="layout" svg:width="2.3cm" svg:height="0.4cm" svg:x="5.1cm" svg:y="10.06cm">
          <text:p text:style-name="P22"><text:span text:style-name="T5">0</text:span><text:span text:style-name="T5">, </text:span><text:span text:style-name="T5">p</text:span><text:span text:style-name="T5">i</text:span><text:span text:style-name="T5">v</text:span><text:span text:style-name="T5">o</text:span><text:span text:style-name="T5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" draw:layer="layout" svg:width="2.75cm" svg:height="0.4cm" svg:x="16.2cm" svg:y="10.06cm">
          <text:p text:style-name="P2">el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19" draw:layer="layout" svg:width="19cm" svg:height="5.7cm" svg:x="1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5" draw:layer="layout" svg:width="0.3cm" svg:height="0.5cm" svg:x="12.6cm" svg:y="10.7cm">
          <text:p/>
          <draw:enhanced-geometry svg:viewBox="0 0 21600 21600" draw:type="rectangle" draw:enhanced-path="M 0 0 L 21600 0 21600 21600 0 21600 0 0 Z N"/>
        </draw:custom-shape>
        <draw:custom-shape draw:style-name="gr222" draw:text-style-name="P30" draw:layer="layout" svg:width="14.3cm" svg:height="0.6cm" svg:x="2.5cm" svg:y="12.2cm">
          <text:p text:style-name="P29"><text:span text:style-name="T7">SWAP(array_input[0], array_input[current_position]</text:span><text:span text:style-name="T6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16" draw:layer="layout" svg:width="0.3cm" svg:height="0.5cm" svg:x="5.9cm" svg:y="10.7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9" draw:layer="layout" svg:width="0.5cm" svg:height="6.6cm" draw:transform="rotate (1.5707963267949) translate (6.1cm 1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0" draw:text-style-name="P11" draw:layer="layout" svg:width="4.6cm" svg:height="0.4cm" svg:x="10.7cm" svg:y="10.117cm">
          <text:p text:style-name="P10"><text:span text:style-name="T1">current_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25" draw:layer="layout" svg:width="11.6cm" svg:height="0.4cm" svg:x="5cm" svg:y="8.4cm">
          <text:p text:style-name="P24"><text:span text:style-name="T6">At the and of the for loop move the pivot</text:span><text:span text:style-name="T6">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08-27T10:08:04.542169676</dc:date>
    <meta:editing-duration>PT8H48M54S</meta:editing-duration>
    <meta:editing-cycles>59</meta:editing-cycles>
    <meta:generator>LibreOffice/6.4.5.2$Linux_X86_64 LibreOffice_project/40$Build-2</meta:generator>
    <meta:document-statistic meta:object-count="511"/>
  </office:meta>
</office:document-meta>
</file>